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5" style:family="paragraph" style:parent-style-name="Standard">
      <style:text-properties style:font-name="Futura Std Condensed Light" fo:font-size="14pt" officeooo:rsid="0048c52f" officeooo:paragraph-rsid="0048c52f" style:font-size-asian="14pt" style:font-size-complex="14pt"/>
    </style:style>
    <style:style style:name="P26"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1"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62"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P63" style:family="paragraph" style:parent-style-name="Standard">
      <style:paragraph-properties fo:text-align="start" style:justify-single-word="false"/>
      <style:text-properties fo:color="#000000" loext:opacity="100%" style:font-name="Futura Std Condensed Light" fo:font-size="14pt" fo:font-weight="normal" officeooo:rsid="00a9acf7" officeooo:paragraph-rsid="0059112a"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000000"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65"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6"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71"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72" style:family="paragraph" style:parent-style-name="Standard">
      <style:text-properties officeooo:rsid="00682f58" officeooo:paragraph-rsid="00682f58"/>
    </style:style>
    <style:style style:name="P73" style:family="paragraph" style:parent-style-name="Standard">
      <style:text-properties officeooo:rsid="00682f58" officeooo:paragraph-rsid="00b551f1"/>
    </style:style>
    <style:style style:name="P74" style:family="paragraph" style:parent-style-name="Standard">
      <style:text-properties officeooo:paragraph-rsid="00682f58"/>
    </style:style>
    <style:style style:name="P75" style:family="paragraph" style:parent-style-name="Standard">
      <style:text-properties fo:color="#00a933" loext:opacity="100%" officeooo:paragraph-rsid="002200f8"/>
    </style:style>
    <style:style style:name="P76" style:family="paragraph" style:parent-style-name="Standard">
      <style:text-properties fo:color="#00a933" loext:opacity="100%" officeooo:rsid="00682f58" officeooo:paragraph-rsid="00682f58"/>
    </style:style>
    <style:style style:name="P77" style:family="paragraph" style:parent-style-name="Standard">
      <style:paragraph-properties fo:text-align="start" style:justify-single-word="false"/>
      <style:text-properties officeooo:paragraph-rsid="0070ff66"/>
    </style:style>
    <style:style style:name="P78" style:family="paragraph" style:parent-style-name="Standard">
      <style:paragraph-properties fo:text-align="start" style:justify-single-word="false"/>
      <style:text-properties officeooo:paragraph-rsid="0074f0ff"/>
    </style:style>
    <style:style style:name="P79" style:family="paragraph" style:parent-style-name="Standard">
      <style:paragraph-properties fo:text-align="start" style:justify-single-word="false"/>
      <style:text-properties officeooo:paragraph-rsid="007938e9"/>
    </style:style>
    <style:style style:name="P80" style:family="paragraph" style:parent-style-name="Standard">
      <style:paragraph-properties fo:text-align="start" style:justify-single-word="false"/>
      <style:text-properties officeooo:paragraph-rsid="007adcf9"/>
    </style:style>
    <style:style style:name="P81" style:family="paragraph" style:parent-style-name="Standard">
      <style:paragraph-properties fo:text-align="start" style:justify-single-word="false"/>
      <style:text-properties officeooo:paragraph-rsid="007c134d"/>
    </style:style>
    <style:style style:name="P82" style:family="paragraph" style:parent-style-name="Standard">
      <style:paragraph-properties fo:text-align="start" style:justify-single-word="false"/>
      <style:text-properties officeooo:paragraph-rsid="0080ef27"/>
    </style:style>
    <style:style style:name="P83" style:family="paragraph" style:parent-style-name="Standard">
      <style:text-properties officeooo:paragraph-rsid="0048c52f"/>
    </style:style>
    <style:style style:name="P84" style:family="paragraph" style:parent-style-name="Standard">
      <style:text-properties officeooo:paragraph-rsid="0076681a"/>
    </style:style>
    <style:style style:name="P85" style:family="paragraph" style:parent-style-name="Standard">
      <style:paragraph-properties fo:text-align="start" style:justify-single-word="false"/>
      <style:text-properties officeooo:rsid="0076d087" officeooo:paragraph-rsid="0076d087"/>
    </style:style>
    <style:style style:name="P86" style:family="paragraph" style:parent-style-name="Standard">
      <style:paragraph-properties fo:text-align="start" style:justify-single-word="false"/>
      <style:text-properties officeooo:rsid="0076d087" officeooo:paragraph-rsid="007d6c42"/>
    </style:style>
    <style:style style:name="P87" style:family="paragraph" style:parent-style-name="Standard">
      <style:paragraph-properties fo:text-align="start" style:justify-single-word="false"/>
      <style:text-properties officeooo:rsid="007938e9" officeooo:paragraph-rsid="007938e9"/>
    </style:style>
    <style:style style:name="P88"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9" style:family="paragraph" style:parent-style-name="Standard">
      <style:paragraph-properties fo:text-align="start" style:justify-single-word="false"/>
      <style:text-properties officeooo:rsid="007adcf9" officeooo:paragraph-rsid="007adcf9"/>
    </style:style>
    <style:style style:name="P90" style:family="paragraph" style:parent-style-name="Standard">
      <style:paragraph-properties fo:text-align="start" style:justify-single-word="false"/>
      <style:text-properties officeooo:rsid="007c134d" officeooo:paragraph-rsid="007c134d"/>
    </style:style>
    <style:style style:name="P91" style:family="paragraph" style:parent-style-name="Standard">
      <style:paragraph-properties fo:text-align="start" style:justify-single-word="false"/>
      <style:text-properties officeooo:rsid="007d6c42" officeooo:paragraph-rsid="007d6c42"/>
    </style:style>
    <style:style style:name="P92" style:family="paragraph" style:parent-style-name="Standard">
      <style:paragraph-properties fo:text-align="start" style:justify-single-word="false"/>
      <style:text-properties officeooo:rsid="007fdf89" officeooo:paragraph-rsid="007fdf89"/>
    </style:style>
    <style:style style:name="P93" style:family="paragraph" style:parent-style-name="Standard">
      <style:paragraph-properties fo:text-align="start" style:justify-single-word="false"/>
      <style:text-properties fo:language="en" fo:country="US" officeooo:rsid="0080ef27" officeooo:paragraph-rsid="0080ef27"/>
    </style:style>
    <style:style style:name="P94"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5" style:family="paragraph" style:parent-style-name="Standard">
      <style:text-properties officeooo:rsid="00b551f1" officeooo:paragraph-rsid="00b551f1"/>
    </style:style>
    <style:style style:name="P96"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fo:background-color="transparent" loext:char-shading-value="0" style:font-size-asian="14pt" style:font-size-complex="14pt"/>
    </style:style>
    <style:style style:name="T43" style:family="text">
      <style:text-properties style:font-name="Futura Std Condensed Light" fo:font-size="14pt" fo:language="fr" fo:country="FR" officeooo:rsid="0076d087" fo:background-color="transparent" loext:char-shading-value="0" style:font-size-asian="14pt" style:font-size-complex="14pt"/>
    </style:style>
    <style:style style:name="T44" style:family="text">
      <style:text-properties style:font-name="Futura Std Condensed Light" fo:font-size="14pt" style:text-underline-style="none" fo:background-color="transparent" loext:char-shading-value="0" style:font-size-asian="14pt" style:font-size-complex="14pt"/>
    </style:style>
    <style:style style:name="T45" style:family="text">
      <style:text-properties style:font-name="Futura Std Condensed" officeooo:rsid="001900db"/>
    </style:style>
    <style:style style:name="T46" style:family="text">
      <style:text-properties style:font-name="Futura Std Condensed" officeooo:rsid="006250a9" fo:background-color="transparent" loext:char-shading-value="0"/>
    </style:style>
    <style:style style:name="T47" style:family="text">
      <style:text-properties style:font-name="Futura Std Condensed" officeooo:rsid="006d0f4c" fo:background-color="transparent" loext:char-shading-value="0"/>
    </style:style>
    <style:style style:name="T48" style:family="text">
      <style:text-properties style:font-name="Futura Std Condensed" fo:language="fr" fo:country="FR" officeooo:rsid="002200f8"/>
    </style:style>
    <style:style style:name="T49" style:family="text">
      <style:text-properties style:font-name="Futura Std Condensed" fo:language="fr" fo:country="FR" style:text-underline-style="none" fo:background-color="transparent" loext:char-shading-value="0"/>
    </style:style>
    <style:style style:name="T50" style:family="text">
      <style:text-properties style:font-name="Futura Std Condensed" fo:language="fr" fo:country="FR" style:text-underline-style="none" officeooo:rsid="00682f58" fo:background-color="transparent" loext:char-shading-value="0"/>
    </style:style>
    <style:style style:name="T51" style:family="text">
      <style:text-properties style:font-name="Futura Std Condensed" style:text-underline-style="solid" style:text-underline-width="auto" style:text-underline-color="font-color"/>
    </style:style>
    <style:style style:name="T52" style:family="text">
      <style:text-properties style:font-name="Futura Std Condensed" style:text-underline-style="solid" style:text-underline-width="auto" style:text-underline-color="font-color" officeooo:rsid="00413233"/>
    </style:style>
    <style:style style:name="T53" style:family="text">
      <style:text-properties style:font-name="Futura Std Condensed" style:text-underline-style="solid" style:text-underline-width="auto" style:text-underline-color="font-color" officeooo:rsid="004653c4"/>
    </style:style>
    <style:style style:name="T54"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5"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6" style:family="text">
      <style:text-properties style:font-name="Futura Std Condensed" officeooo:rsid="00a5229d"/>
    </style:style>
    <style:style style:name="T57" style:family="text">
      <style:text-properties style:font-name="Futura Std Condensed" officeooo:rsid="00ac260d"/>
    </style:style>
    <style:style style:name="T58" style:family="text">
      <style:text-properties fo:color="#c9211e" loext:opacity="100%"/>
    </style:style>
    <style:style style:name="T59" style:family="text">
      <style:text-properties fo:color="#c9211e" loext:opacity="100%" style:font-name="Futura Std Condensed" officeooo:rsid="001900db"/>
    </style:style>
    <style:style style:name="T60" style:family="text">
      <style:text-properties fo:color="#c9211e" loext:opacity="100%" style:font-name="Futura Std Condensed" officeooo:rsid="001900db" fo:background-color="transparent" loext:char-shading-value="0"/>
    </style:style>
    <style:style style:name="T61" style:family="text">
      <style:text-properties fo:color="#c9211e" loext:opacity="100%" style:font-name="Futura Std Condensed" officeooo:rsid="000cd120" fo:background-color="transparent" loext:char-shading-value="0"/>
    </style:style>
    <style:style style:name="T62" style:family="text">
      <style:text-properties fo:color="#c9211e" loext:opacity="100%" style:font-name="Futura Std Condensed" fo:language="fr" fo:country="FR"/>
    </style:style>
    <style:style style:name="T63" style:family="text">
      <style:text-properties fo:color="#c9211e" loext:opacity="100%" style:font-name="Futura Std Condensed" fo:language="fr" fo:country="FR" officeooo:rsid="0022f8a2"/>
    </style:style>
    <style:style style:name="T64" style:family="text">
      <style:text-properties fo:color="#c9211e" loext:opacity="100%" style:font-name="Futura Std Condensed" fo:language="fr" fo:country="FR" officeooo:rsid="0040283b"/>
    </style:style>
    <style:style style:name="T65" style:family="text">
      <style:text-properties fo:color="#c9211e" loext:opacity="100%" style:font-name="Futura Std Condensed" fo:language="fr" fo:country="FR" officeooo:rsid="001900db" fo:background-color="transparent" loext:char-shading-value="0"/>
    </style:style>
    <style:style style:name="T66" style:family="text">
      <style:text-properties fo:color="#c9211e" loext:opacity="100%" style:font-name="Futura Std Condensed" fo:language="fr" fo:country="FR" officeooo:rsid="000cd120" fo:background-color="transparent" loext:char-shading-value="0"/>
    </style:style>
    <style:style style:name="T67" style:family="text">
      <style:text-properties fo:color="#c9211e" loext:opacity="100%" style:font-name="Futura Std Condensed" fo:language="fr" fo:country="FR" style:text-underline-style="none" officeooo:rsid="001900db" fo:background-color="transparent" loext:char-shading-value="0"/>
    </style:style>
    <style:style style:name="T68" style:family="text">
      <style:text-properties fo:color="#c9211e" loext:opacity="100%" style:font-name="Futura Std Condensed" fo:language="fr" fo:country="FR" style:text-underline-style="none" officeooo:rsid="000edf9e" fo:background-color="transparent" loext:char-shading-value="0"/>
    </style:style>
    <style:style style:name="T69" style:family="text">
      <style:text-properties fo:color="#c9211e" loext:opacity="100%" style:font-name="Futura Std Condensed" fo:language="fr" fo:country="FR" style:text-underline-style="none" officeooo:rsid="00166244" fo:background-color="transparent" loext:char-shading-value="0"/>
    </style:style>
    <style:style style:name="T70" style:family="text">
      <style:text-properties fo:color="#c9211e" loext:opacity="100%" style:font-name="Futura Std Condensed" fo:language="fr" fo:country="FR" style:text-underline-style="none" officeooo:rsid="00105a80" fo:background-color="transparent" loext:char-shading-value="0"/>
    </style:style>
    <style:style style:name="T71" style:family="text">
      <style:text-properties fo:color="#c9211e" loext:opacity="100%" style:font-name="Futura Std Condensed" fo:language="fr" fo:country="FR" style:text-underline-style="none" officeooo:rsid="00413233" fo:background-color="transparent" loext:char-shading-value="0"/>
    </style:style>
    <style:style style:name="T72" style:family="text">
      <style:text-properties fo:color="#c9211e" loext:opacity="100%" style:font-name="Futura Std Condensed" fo:language="fr" fo:country="FR" style:text-underline-style="none" officeooo:rsid="004653c4" fo:background-color="transparent" loext:char-shading-value="0"/>
    </style:style>
    <style:style style:name="T73" style:family="text">
      <style:text-properties fo:color="#c9211e" loext:opacity="100%" style:font-name="Futura Std Condensed" fo:language="fr" fo:country="FR" style:text-underline-style="none" officeooo:rsid="004740f5" fo:background-color="transparent" loext:char-shading-value="0"/>
    </style:style>
    <style:style style:name="T74" style:family="text">
      <style:text-properties fo:color="#c9211e" loext:opacity="100%" style:font-name="Futura Std Condensed" fo:language="fr" fo:country="FR" style:text-underline-style="none" officeooo:rsid="00682f58" fo:background-color="transparent" loext:char-shading-value="0"/>
    </style:style>
    <style:style style:name="T75" style:family="text">
      <style:text-properties fo:color="#c9211e" loext:opacity="100%" style:font-name="Futura Std Condensed" fo:language="fr" fo:country="FR" style:text-underline-style="none" officeooo:rsid="006d2e2b" fo:background-color="transparent" loext:char-shading-value="0"/>
    </style:style>
    <style:style style:name="T76" style:family="text">
      <style:text-properties fo:color="#c9211e" loext:opacity="100%" style:font-name="Futura Std Condensed" fo:language="fr" fo:country="FR" style:text-underline-style="none" officeooo:rsid="006d5890" fo:background-color="transparent" loext:char-shading-value="0"/>
    </style:style>
    <style:style style:name="T77" style:family="text">
      <style:text-properties fo:color="#c9211e" loext:opacity="100%" style:font-name="Futura Std Condensed" fo:language="fr" fo:country="FR" style:text-underline-style="none" officeooo:rsid="006e6dc8" fo:background-color="transparent" loext:char-shading-value="0"/>
    </style:style>
    <style:style style:name="T78" style:family="text">
      <style:text-properties fo:color="#c9211e" loext:opacity="100%" style:font-name="Futura Std Condensed" fo:language="fr" fo:country="FR" style:text-underline-style="none" officeooo:rsid="006f90fe" fo:background-color="transparent" loext:char-shading-value="0"/>
    </style:style>
    <style:style style:name="T79" style:family="text">
      <style:text-properties fo:color="#c9211e" loext:opacity="100%" style:font-name="Futura Std Condensed" fo:language="fr" fo:country="FR" style:text-underline-style="none" officeooo:rsid="00707bd7" fo:background-color="transparent" loext:char-shading-value="0"/>
    </style:style>
    <style:style style:name="T80" style:family="text">
      <style:text-properties fo:color="#c9211e" loext:opacity="100%" style:font-name="Futura Std Condensed" fo:language="fr" fo:country="FR" style:text-underline-style="none" officeooo:rsid="0070c750" fo:background-color="transparent" loext:char-shading-value="0"/>
    </style:style>
    <style:style style:name="T81" style:family="text">
      <style:text-properties fo:color="#c9211e" loext:opacity="100%" style:font-name="Futura Std Condensed" fo:language="fr" fo:country="FR" style:text-underline-style="none" officeooo:rsid="0075ee8e" fo:background-color="transparent" loext:char-shading-value="0"/>
    </style:style>
    <style:style style:name="T82" style:family="text">
      <style:text-properties fo:color="#c9211e" loext:opacity="100%" style:font-name="Futura Std Condensed" fo:language="fr" fo:country="FR" style:text-underline-style="none" officeooo:rsid="00764c2d"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4"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5" style:family="text">
      <style:text-properties fo:color="#c9211e" loext:opacity="100%" style:font-name="Futura Std Condensed" style:text-underline-style="none" officeooo:rsid="001900db" fo:background-color="transparent" loext:char-shading-value="0"/>
    </style:style>
    <style:style style:name="T86" style:family="text">
      <style:text-properties fo:color="#c9211e" loext:opacity="100%" style:font-name="Futura Std Condensed" style:text-underline-style="none" officeooo:rsid="00413233" fo:background-color="transparent" loext:char-shading-value="0"/>
    </style:style>
    <style:style style:name="T87" style:family="text">
      <style:text-properties fo:color="#c9211e" loext:opacity="100%" style:font-name="Futura Std Condensed" style:text-underline-style="none" officeooo:rsid="000edf9e" fo:background-color="transparent" loext:char-shading-value="0"/>
    </style:style>
    <style:style style:name="T88" style:family="text">
      <style:text-properties fo:color="#c9211e" loext:opacity="100%" style:font-name="Futura Std Condensed" style:text-underline-style="none" officeooo:rsid="00166244" fo:background-color="transparent" loext:char-shading-value="0"/>
    </style:style>
    <style:style style:name="T89" style:family="text">
      <style:text-properties fo:color="#c9211e" loext:opacity="100%" style:font-name="Futura Std Condensed" style:text-underline-style="none" officeooo:rsid="00105a80" fo:background-color="transparent" loext:char-shading-value="0"/>
    </style:style>
    <style:style style:name="T90" style:family="text">
      <style:text-properties fo:color="#c9211e" loext:opacity="100%" style:font-name="Futura Std Condensed" style:text-underline-style="none" officeooo:rsid="00413233"/>
    </style:style>
    <style:style style:name="T91" style:family="text">
      <style:text-properties fo:color="#c9211e" loext:opacity="100%" style:font-name="Futura Std Condensed" fo:font-weight="normal" style:font-weight-asian="normal" style:font-weight-complex="normal"/>
    </style:style>
    <style:style style:name="T92" style:family="text">
      <style:text-properties fo:color="#c9211e" loext:opacity="100%" style:font-name="Futura Std Condensed" fo:font-weight="normal" officeooo:rsid="0040bc3e" style:font-weight-asian="normal" style:font-weight-complex="normal"/>
    </style:style>
    <style:style style:name="T93" style:family="text">
      <style:text-properties fo:color="#c9211e" loext:opacity="100%" style:font-name="Futura Std Condensed" fo:font-weight="normal" officeooo:rsid="00569796" style:font-weight-asian="normal" style:font-weight-complex="normal"/>
    </style:style>
    <style:style style:name="T94" style:family="text">
      <style:text-properties fo:color="#c9211e" loext:opacity="100%" style:font-name="Futura Std Condensed" fo:font-weight="normal" officeooo:rsid="0057cf6e" style:font-weight-asian="normal" style:font-weight-complex="normal"/>
    </style:style>
    <style:style style:name="T95" style:family="text">
      <style:text-properties fo:color="#c9211e" loext:opacity="100%" style:font-name="Futura Std Condensed" fo:font-weight="normal" officeooo:rsid="0059112a" style:font-weight-asian="normal" style:font-weight-complex="normal"/>
    </style:style>
    <style:style style:name="T96" style:family="text">
      <style:text-properties fo:color="#c9211e" loext:opacity="100%" style:font-name="Futura Std Condensed" fo:font-weight="normal" officeooo:rsid="005ad1db" style:font-weight-asian="normal" style:font-weight-complex="normal"/>
    </style:style>
    <style:style style:name="T97" style:family="text">
      <style:text-properties fo:color="#c9211e" loext:opacity="100%" style:font-name="Futura Std Condensed" fo:font-weight="normal" officeooo:rsid="00696e0a" style:font-weight-asian="normal" style:font-weight-complex="normal"/>
    </style:style>
    <style:style style:name="T98" style:family="text">
      <style:text-properties fo:color="#c9211e" loext:opacity="100%" style:font-name="Futura Std Condensed" fo:font-weight="normal" officeooo:rsid="00901f4b" style:font-weight-asian="normal" style:font-weight-complex="normal"/>
    </style:style>
    <style:style style:name="T99" style:family="text">
      <style:text-properties fo:color="#c9211e" loext:opacity="100%" style:font-name="Futura Std Condensed" fo:font-weight="normal" officeooo:rsid="009e1de1" style:font-weight-asian="normal" style:font-weight-complex="normal"/>
    </style:style>
    <style:style style:name="T100" style:family="text">
      <style:text-properties fo:color="#c9211e" loext:opacity="100%" style:font-name="Futura Std Condensed" fo:font-weight="normal" officeooo:rsid="00a9acf7" style:font-weight-asian="normal" style:font-weight-complex="normal"/>
    </style:style>
    <style:style style:name="T101" style:family="text">
      <style:text-properties fo:color="#c9211e" loext:opacity="100%" style:font-name="Futura Std Condensed" fo:font-weight="normal" officeooo:rsid="00a8f083" style:font-weight-asian="normal" style:font-weight-complex="normal"/>
    </style:style>
    <style:style style:name="T102" style:family="text">
      <style:text-properties fo:color="#c9211e" loext:opacity="100%" style:font-name="Futura Std Condensed" fo:font-weight="normal" officeooo:rsid="00ab4154" style:font-weight-asian="normal" style:font-weight-complex="normal"/>
    </style:style>
    <style:style style:name="T103" style:family="text">
      <style:text-properties fo:color="#c9211e" loext:opacity="100%" style:font-name="Futura Std Condensed" officeooo:rsid="0040bc3e"/>
    </style:style>
    <style:style style:name="T104" style:family="text">
      <style:text-properties fo:color="#c9211e" loext:opacity="100%" style:font-name="Futura Std Condensed" officeooo:rsid="00413233"/>
    </style:style>
    <style:style style:name="T105" style:family="text">
      <style:text-properties fo:color="#c9211e" loext:opacity="100%" style:font-name="Futura Std Condensed" officeooo:rsid="0042ce9a"/>
    </style:style>
    <style:style style:name="T106" style:family="text">
      <style:text-properties fo:color="#c9211e" loext:opacity="100%" style:font-name="Futura Std Condensed" officeooo:rsid="004580dd"/>
    </style:style>
    <style:style style:name="T107" style:family="text">
      <style:text-properties fo:color="#c9211e" loext:opacity="100%" style:font-name="Futura Std Condensed" officeooo:rsid="004632a2"/>
    </style:style>
    <style:style style:name="T108" style:family="text">
      <style:text-properties fo:color="#c9211e" loext:opacity="100%" style:font-name="Futura Std Condensed" officeooo:rsid="004653c4"/>
    </style:style>
    <style:style style:name="T109" style:family="text">
      <style:text-properties fo:color="#c9211e" loext:opacity="100%" style:font-name="Futura Std Condensed" fo:font-weight="bold" officeooo:rsid="00569796" style:font-weight-asian="bold" style:font-weight-complex="bold"/>
    </style:style>
    <style:style style:name="T110"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11"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4"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5"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6"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7" style:family="text">
      <style:text-properties fo:color="#c9211e" loext:opacity="100%" style:font-name="Futura Std Condensed" fo:font-size="14pt" fo:language="fr" fo:country="FR" style:text-underline-style="none" officeooo:rsid="00ae1fbe" fo:background-color="transparent" loext:char-shading-value="0" style:font-size-asian="14pt" style:font-size-complex="14pt"/>
    </style:style>
    <style:style style:name="T128" style:family="text">
      <style:text-properties fo:color="#c9211e" loext:opacity="100%" style:font-name="Futura Std Condensed" fo:font-size="14pt" fo:language="fr" fo:country="FR" style:text-underline-style="none" officeooo:rsid="00afe540" fo:background-color="transparent" loext:char-shading-value="0" style:font-size-asian="14pt" style:font-size-complex="14pt"/>
    </style:style>
    <style:style style:name="T129" style:family="text">
      <style:text-properties fo:color="#c9211e" loext:opacity="100%" style:font-name="Futura Std Condensed" fo:font-size="14pt" fo:language="fr" fo:country="FR" style:text-underline-style="none" officeooo:rsid="00b551f1" fo:background-color="transparent" loext:char-shading-value="0" style:font-size-asian="14pt" style:font-size-complex="14pt"/>
    </style:style>
    <style:style style:name="T130" style:family="text">
      <style:text-properties fo:color="#c9211e" loext:opacity="100%" style:font-name="Futura Std Condensed" fo:font-size="14pt" style:text-underline-style="none" fo:background-color="transparent" loext:char-shading-value="0" style:font-size-asian="14pt" style:font-size-complex="14pt"/>
    </style:style>
    <style:style style:name="T131" style:family="text">
      <style:text-properties fo:color="#c9211e" loext:opacity="100%" style:font-name="Futura Std Condensed" officeooo:rsid="0093f191"/>
    </style:style>
    <style:style style:name="T132" style:family="text">
      <style:text-properties fo:color="#c9211e" loext:opacity="100%" style:font-name="Futura Std Condensed" officeooo:rsid="00ae1fbe"/>
    </style:style>
    <style:style style:name="T133" style:family="text">
      <style:text-properties fo:color="#c9211e" loext:opacity="100%" officeooo:rsid="00696e0a"/>
    </style:style>
    <style:style style:name="T134" style:family="text">
      <style:text-properties fo:color="#c9211e" loext:opacity="100%" style:font-name="Futura Std Condensed Light" fo:font-size="14pt" fo:language="fr" fo:country="FR" style:text-underline-style="none" officeooo:rsid="00ae1fbe" fo:background-color="transparent" loext:char-shading-value="0" style:font-size-asian="14pt" style:font-size-complex="14pt"/>
    </style:style>
    <style:style style:name="T135"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36" style:family="text">
      <style:text-properties fo:color="#c9211e" loext:opacity="100%" style:font-name="Futura Std Condensed Light" fo:font-size="14pt" fo:language="fr" fo:country="FR" style:text-underline-style="none" officeooo:rsid="00b551f1" fo:background-color="transparent" loext:char-shading-value="0" style:font-size-asian="14pt" style:font-size-complex="14pt"/>
    </style:style>
    <style:style style:name="T137" style:family="text">
      <style:text-properties fo:color="#c9211e" loext:opacity="100%" officeooo:rsid="00ac260d"/>
    </style:style>
    <style:style style:name="T138" style:family="text">
      <style:text-properties fo:color="#c9211e" loext:opacity="100%" officeooo:rsid="00ae1fbe"/>
    </style:style>
    <style:style style:name="T139"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0"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41" style:family="text">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2" style:family="text">
      <style:text-properties fo:color="#c9211e" loext:opacity="100%" fo:font-weight="normal" officeooo:rsid="00bbf3f3" style:font-weight-asian="normal" style:font-weight-complex="normal"/>
    </style:style>
    <style:style style:name="T143" style:family="text">
      <style:text-properties fo:color="#c9211e" loext:opacity="100%" style:font-name="Futura Std Condensed " fo:font-weight="normal" officeooo:rsid="00bbf3f3" style:font-weight-asian="normal" style:font-weight-complex="normal"/>
    </style:style>
    <style:style style:name="T144" style:family="text">
      <style:text-properties officeooo:rsid="001bccdb"/>
    </style:style>
    <style:style style:name="T145" style:family="text">
      <style:text-properties officeooo:rsid="001ee8d9"/>
    </style:style>
    <style:style style:name="T146" style:family="text">
      <style:text-properties officeooo:rsid="001fc2c5"/>
    </style:style>
    <style:style style:name="T147" style:family="text">
      <style:text-properties fo:language="fr" fo:country="FR"/>
    </style:style>
    <style:style style:name="T148" style:family="text">
      <style:text-properties fo:language="fr" fo:country="FR" fo:font-weight="normal" officeooo:rsid="001900db" fo:background-color="transparent" loext:char-shading-value="0" style:font-weight-asian="normal" style:font-weight-complex="normal"/>
    </style:style>
    <style:style style:name="T149" style:family="text">
      <style:text-properties fo:language="fr" fo:country="FR" fo:font-weight="normal" officeooo:rsid="000d6291" fo:background-color="transparent" loext:char-shading-value="0" style:font-weight-asian="normal" style:font-weight-complex="normal"/>
    </style:style>
    <style:style style:name="T150" style:family="text">
      <style:text-properties fo:language="fr" fo:country="FR" fo:font-weight="normal" officeooo:rsid="0026faf3" fo:background-color="transparent" loext:char-shading-value="0" style:font-weight-asian="normal" style:font-weight-complex="normal"/>
    </style:style>
    <style:style style:name="T151" style:family="text">
      <style:text-properties fo:language="fr" fo:country="FR" officeooo:rsid="001900db" fo:background-color="transparent" loext:char-shading-value="0"/>
    </style:style>
    <style:style style:name="T152" style:family="text">
      <style:text-properties fo:language="fr" fo:country="FR" officeooo:rsid="000cd120" fo:background-color="transparent" loext:char-shading-value="0"/>
    </style:style>
    <style:style style:name="T153" style:family="text">
      <style:text-properties fo:language="fr" fo:country="FR" officeooo:rsid="001900db"/>
    </style:style>
    <style:style style:name="T154" style:family="text">
      <style:text-properties fo:language="fr" fo:country="FR" officeooo:rsid="001d69f7"/>
    </style:style>
    <style:style style:name="T155" style:family="text">
      <style:text-properties fo:language="fr" fo:country="FR" officeooo:rsid="0019a220"/>
    </style:style>
    <style:style style:name="T156" style:family="text">
      <style:text-properties fo:language="fr" fo:country="FR" officeooo:rsid="002506df"/>
    </style:style>
    <style:style style:name="T157" style:family="text">
      <style:text-properties fo:language="fr" fo:country="FR" officeooo:rsid="0022f8a2"/>
    </style:style>
    <style:style style:name="T158" style:family="text">
      <style:text-properties fo:language="fr" fo:country="FR" officeooo:rsid="0040283b"/>
    </style:style>
    <style:style style:name="T159" style:family="text">
      <style:text-properties fo:language="fr" fo:country="FR" style:text-underline-style="none" fo:background-color="transparent" loext:char-shading-value="0"/>
    </style:style>
    <style:style style:name="T160" style:family="text">
      <style:text-properties fo:language="fr" fo:country="FR" style:text-underline-style="none" officeooo:rsid="001900db" fo:background-color="transparent" loext:char-shading-value="0"/>
    </style:style>
    <style:style style:name="T161" style:family="text">
      <style:text-properties fo:language="fr" fo:country="FR" style:text-underline-style="none" officeooo:rsid="00105a80" fo:background-color="transparent" loext:char-shading-value="0"/>
    </style:style>
    <style:style style:name="T162" style:family="text">
      <style:text-properties fo:language="fr" fo:country="FR" style:text-underline-style="none" officeooo:rsid="004653c4" fo:background-color="transparent" loext:char-shading-value="0"/>
    </style:style>
    <style:style style:name="T163" style:family="text">
      <style:text-properties fo:language="fr" fo:country="FR" style:text-underline-style="none" officeooo:rsid="004740f5" fo:background-color="transparent" loext:char-shading-value="0"/>
    </style:style>
    <style:style style:name="T164" style:family="text">
      <style:text-properties fo:language="fr" fo:country="FR" style:text-underline-style="none" officeooo:rsid="004b899e" fo:background-color="transparent" loext:char-shading-value="0"/>
    </style:style>
    <style:style style:name="T165" style:family="text">
      <style:text-properties fo:language="fr" fo:country="FR" style:text-underline-style="none" officeooo:rsid="004d37fd" fo:background-color="transparent" loext:char-shading-value="0"/>
    </style:style>
    <style:style style:name="T166" style:family="text">
      <style:text-properties fo:language="fr" fo:country="FR" style:text-underline-style="none" officeooo:rsid="005daacd" fo:background-color="transparent" loext:char-shading-value="0"/>
    </style:style>
    <style:style style:name="T167" style:family="text">
      <style:text-properties fo:language="fr" fo:country="FR" style:text-underline-style="none" officeooo:rsid="006250a9" fo:background-color="transparent" loext:char-shading-value="0"/>
    </style:style>
    <style:style style:name="T168" style:family="text">
      <style:text-properties fo:language="fr" fo:country="FR" style:text-underline-style="none" officeooo:rsid="00696e0a" fo:background-color="transparent" loext:char-shading-value="0"/>
    </style:style>
    <style:style style:name="T169" style:family="text">
      <style:text-properties fo:language="fr" fo:country="FR" style:text-underline-style="none" officeooo:rsid="006d2e2b" fo:background-color="transparent" loext:char-shading-value="0"/>
    </style:style>
    <style:style style:name="T170" style:family="text">
      <style:text-properties fo:language="fr" fo:country="FR" style:text-underline-style="none" officeooo:rsid="006d5890" fo:background-color="transparent" loext:char-shading-value="0"/>
    </style:style>
    <style:style style:name="T171" style:family="text">
      <style:text-properties fo:language="fr" fo:country="FR" style:text-underline-style="none" officeooo:rsid="006e6dc8" fo:background-color="transparent" loext:char-shading-value="0"/>
    </style:style>
    <style:style style:name="T172" style:family="text">
      <style:text-properties fo:language="fr" fo:country="FR" style:text-underline-style="none" officeooo:rsid="006f90fe" fo:background-color="transparent" loext:char-shading-value="0"/>
    </style:style>
    <style:style style:name="T173" style:family="text">
      <style:text-properties fo:language="fr" fo:country="FR" style:text-underline-style="none" officeooo:rsid="00707bd7" fo:background-color="transparent" loext:char-shading-value="0"/>
    </style:style>
    <style:style style:name="T174" style:family="text">
      <style:text-properties fo:language="fr" fo:country="FR" style:text-underline-style="none" officeooo:rsid="0070c750" fo:background-color="transparent" loext:char-shading-value="0"/>
    </style:style>
    <style:style style:name="T175" style:family="text">
      <style:text-properties fo:language="fr" fo:country="FR" style:text-underline-style="none" officeooo:rsid="00721c28" fo:background-color="transparent" loext:char-shading-value="0"/>
    </style:style>
    <style:style style:name="T176" style:family="text">
      <style:text-properties fo:language="fr" fo:country="FR" style:text-underline-style="none" officeooo:rsid="00733550" fo:background-color="transparent" loext:char-shading-value="0"/>
    </style:style>
    <style:style style:name="T177" style:family="text">
      <style:text-properties fo:language="fr" fo:country="FR" style:text-underline-style="none" officeooo:rsid="0074f0ff" fo:background-color="transparent" loext:char-shading-value="0"/>
    </style:style>
    <style:style style:name="T178" style:family="text">
      <style:text-properties fo:language="fr" fo:country="FR" style:text-underline-style="none" officeooo:rsid="0075ee8e" fo:background-color="transparent" loext:char-shading-value="0"/>
    </style:style>
    <style:style style:name="T179" style:family="text">
      <style:text-properties fo:language="fr" fo:country="FR" style:text-underline-style="none" officeooo:rsid="00764c2d" fo:background-color="transparent" loext:char-shading-value="0"/>
    </style:style>
    <style:style style:name="T180" style:family="text">
      <style:text-properties fo:language="fr" fo:country="FR" style:text-underline-style="none" officeooo:rsid="0076d087" fo:background-color="transparent" loext:char-shading-value="0"/>
    </style:style>
    <style:style style:name="T181" style:family="text">
      <style:text-properties fo:language="fr" fo:country="FR" style:text-underline-style="none" officeooo:rsid="007adcf9" fo:background-color="transparent" loext:char-shading-value="0"/>
    </style:style>
    <style:style style:name="T182" style:family="text">
      <style:text-properties fo:language="fr" fo:country="FR" style:text-underline-style="none" officeooo:rsid="00899dc3" fo:background-color="transparent" loext:char-shading-value="0"/>
    </style:style>
    <style:style style:name="T183" style:family="text">
      <style:text-properties fo:language="fr" fo:country="FR" style:text-underline-style="none" officeooo:rsid="008d2cbb" fo:background-color="transparent" loext:char-shading-value="0"/>
    </style:style>
    <style:style style:name="T184" style:family="text">
      <style:text-properties fo:language="fr" fo:country="FR" style:text-underline-style="none" officeooo:rsid="008eb8f7" fo:background-color="transparent" loext:char-shading-value="0"/>
    </style:style>
    <style:style style:name="T185" style:family="text">
      <style:text-properties fo:language="fr" fo:country="FR" style:text-underline-style="none" officeooo:rsid="00a5229d" fo:background-color="transparent" loext:char-shading-value="0"/>
    </style:style>
    <style:style style:name="T186" style:family="text">
      <style:text-properties fo:language="fr" fo:country="FR" style:text-underline-style="solid" style:text-underline-width="auto" style:text-underline-color="font-color" officeooo:rsid="0042ce9a" fo:background-color="transparent" loext:char-shading-value="0"/>
    </style:style>
    <style:style style:name="T187" style:family="text">
      <style:text-properties fo:language="fr" fo:country="FR" style:text-underline-style="solid" style:text-underline-width="auto" style:text-underline-color="font-color" officeooo:rsid="007adcf9" fo:background-color="transparent" loext:char-shading-value="0"/>
    </style:style>
    <style:style style:name="T188" style:family="text">
      <style:text-properties fo:language="fr" fo:country="FR" style:text-underline-style="solid" style:text-underline-width="auto" style:text-underline-color="font-color" officeooo:rsid="006f90fe" fo:background-color="transparent" loext:char-shading-value="0"/>
    </style:style>
    <style:style style:name="T189" style:family="text">
      <style:text-properties fo:language="fr" fo:country="FR" style:text-underline-style="solid" style:text-underline-width="auto" style:text-underline-color="font-color" officeooo:rsid="00899dc3" fo:background-color="transparent" loext:char-shading-value="0"/>
    </style:style>
    <style:style style:name="T190" style:family="text">
      <style:text-properties fo:language="fr" fo:country="FR" officeooo:rsid="0059112a"/>
    </style:style>
    <style:style style:name="T191" style:family="text">
      <style:text-properties fo:language="fr" fo:country="FR" officeooo:rsid="00b64917"/>
    </style:style>
    <style:style style:name="T192" style:family="text">
      <style:text-properties fo:color="#000000" loext:opacity="100%"/>
    </style:style>
    <style:style style:name="T193"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9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9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9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97" style:family="text">
      <style:text-properties fo:color="#000000" loext:opacity="100%" officeooo:rsid="0040bc3e"/>
    </style:style>
    <style:style style:name="T198" style:family="text">
      <style:text-properties fo:color="#000000" loext:opacity="100%" style:text-underline-style="solid" style:text-underline-width="auto" style:text-underline-color="font-color" officeooo:rsid="0040bc3e"/>
    </style:style>
    <style:style style:name="T199" style:family="text">
      <style:text-properties fo:color="#000000" loext:opacity="100%" style:text-underline-style="solid" style:text-underline-width="auto" style:text-underline-color="font-color" officeooo:rsid="0042ce9a"/>
    </style:style>
    <style:style style:name="T200" style:family="text">
      <style:text-properties fo:color="#000000" loext:opacity="100%" officeooo:rsid="0042ce9a"/>
    </style:style>
    <style:style style:name="T201" style:family="text">
      <style:text-properties fo:color="#000000" loext:opacity="100%" style:font-name="Futura Std Condensed Light" fo:font-weight="normal" style:font-weight-asian="normal" style:font-weight-complex="normal"/>
    </style:style>
    <style:style style:name="T202" style:family="text">
      <style:text-properties fo:color="#000000" loext:opacity="100%" style:font-name="Futura Std Condensed Light" fo:font-weight="normal" officeooo:rsid="00569796" style:font-weight-asian="normal" style:font-weight-complex="normal"/>
    </style:style>
    <style:style style:name="T203" style:family="text">
      <style:text-properties fo:color="#000000" loext:opacity="100%" style:font-name="Futura Std Condensed Light" fo:font-weight="normal" officeooo:rsid="0057cf6e" style:font-weight-asian="normal" style:font-weight-complex="normal"/>
    </style:style>
    <style:style style:name="T20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05"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06" style:family="text">
      <style:text-properties fo:color="#000000" loext:opacity="100%" style:font-name="Futura Std Condensed" fo:font-weight="bold" officeooo:rsid="00569796" style:font-weight-asian="bold" style:font-weight-complex="bold"/>
    </style:style>
    <style:style style:name="T207" style:family="text">
      <style:text-properties fo:color="#000000" loext:opacity="100%" fo:font-weight="normal" style:font-weight-asian="normal" style:font-weight-complex="normal"/>
    </style:style>
    <style:style style:name="T208" style:family="text">
      <style:text-properties fo:color="#000000" loext:opacity="100%" fo:font-weight="normal" officeooo:rsid="00569796" style:font-weight-asian="normal" style:font-weight-complex="normal"/>
    </style:style>
    <style:style style:name="T209" style:family="text">
      <style:text-properties fo:color="#000000" loext:opacity="100%" fo:font-weight="normal" officeooo:rsid="005c448a" style:font-weight-asian="normal" style:font-weight-complex="normal"/>
    </style:style>
    <style:style style:name="T210" style:family="text">
      <style:text-properties fo:color="#000000" loext:opacity="100%" fo:font-weight="normal" officeooo:rsid="005ad1db" style:font-weight-asian="normal" style:font-weight-complex="normal"/>
    </style:style>
    <style:style style:name="T211" style:family="text">
      <style:text-properties fo:color="#000000" loext:opacity="100%" fo:font-weight="normal" officeooo:rsid="0057cf6e" style:font-weight-asian="normal" style:font-weight-complex="normal"/>
    </style:style>
    <style:style style:name="T212" style:family="text">
      <style:text-properties fo:color="#000000" loext:opacity="100%" fo:font-weight="normal" officeooo:rsid="0059112a" style:font-weight-asian="normal" style:font-weight-complex="normal"/>
    </style:style>
    <style:style style:name="T213" style:family="text">
      <style:text-properties fo:color="#000000" loext:opacity="100%" fo:font-weight="normal" officeooo:rsid="005a9ace" style:font-weight-asian="normal" style:font-weight-complex="normal"/>
    </style:style>
    <style:style style:name="T214" style:family="text">
      <style:text-properties fo:color="#000000" loext:opacity="100%" fo:font-weight="normal" officeooo:rsid="00901f4b" style:font-weight-asian="normal" style:font-weight-complex="normal"/>
    </style:style>
    <style:style style:name="T215" style:family="text">
      <style:text-properties fo:color="#000000" loext:opacity="100%" fo:font-weight="normal" officeooo:rsid="009e1de1" style:font-weight-asian="normal" style:font-weight-complex="normal"/>
    </style:style>
    <style:style style:name="T216" style:family="text">
      <style:text-properties fo:color="#000000" loext:opacity="100%" fo:font-weight="normal" officeooo:rsid="00a9acf7" style:font-weight-asian="normal" style:font-weight-complex="normal"/>
    </style:style>
    <style:style style:name="T217" style:family="text">
      <style:text-properties fo:color="#000000" loext:opacity="100%" fo:font-weight="normal" officeooo:rsid="00aaefa2" style:font-weight-asian="normal" style:font-weight-complex="normal"/>
    </style:style>
    <style:style style:name="T218" style:family="text">
      <style:text-properties fo:color="#000000" loext:opacity="100%" fo:font-weight="normal" officeooo:rsid="00ab4154" style:font-weight-asian="normal" style:font-weight-complex="normal"/>
    </style:style>
    <style:style style:name="T219" style:family="text">
      <style:text-properties fo:color="#000000" loext:opacity="100%" fo:font-weight="normal" officeooo:rsid="00bbf3f3" style:font-weight-asian="normal" style:font-weight-complex="normal"/>
    </style:style>
    <style:style style:name="T220" style:family="text">
      <style:text-properties fo:color="#000000" loext:opacity="100%" fo:font-weight="normal" officeooo:rsid="00bcbc83" style:font-weight-asian="normal" style:font-weight-complex="normal"/>
    </style:style>
    <style:style style:name="T221" style:family="text">
      <style:text-properties fo:color="#000000" loext:opacity="100%" fo:font-weight="normal" officeooo:rsid="00bdf149" style:font-weight-asian="normal" style:font-weight-complex="normal"/>
    </style:style>
    <style:style style:name="T222" style:family="text">
      <style:text-properties fo:color="#000000" loext:opacity="100%" fo:language="fr" fo:country="FR" style:text-underline-style="none" officeooo:rsid="006d2e2b" fo:background-color="transparent" loext:char-shading-value="0"/>
    </style:style>
    <style:style style:name="T223" style:family="text">
      <style:text-properties fo:color="#000000" loext:opacity="100%" fo:language="fr" fo:country="FR" style:text-underline-style="none" officeooo:rsid="00721c28" fo:background-color="transparent" loext:char-shading-value="0"/>
    </style:style>
    <style:style style:name="T224" style:family="text">
      <style:text-properties fo:color="#000000" loext:opacity="100%" fo:language="fr" fo:country="FR" style:text-underline-style="none" officeooo:rsid="006d5890" fo:background-color="transparent" loext:char-shading-value="0"/>
    </style:style>
    <style:style style:name="T225" style:family="text">
      <style:text-properties fo:color="#000000" loext:opacity="100%" fo:language="fr" fo:country="FR" style:text-underline-style="none" officeooo:rsid="0070c750" fo:background-color="transparent" loext:char-shading-value="0"/>
    </style:style>
    <style:style style:name="T226" style:family="text">
      <style:text-properties fo:color="#000000" loext:opacity="100%" fo:language="fr" fo:country="FR" style:text-underline-style="none" officeooo:rsid="00707bd7" fo:background-color="transparent" loext:char-shading-value="0"/>
    </style:style>
    <style:style style:name="T227" style:family="text">
      <style:text-properties fo:color="#000000" loext:opacity="100%" fo:language="fr" fo:country="FR" style:text-underline-style="none" officeooo:rsid="004653c4" fo:background-color="transparent" loext:char-shading-value="0"/>
    </style:style>
    <style:style style:name="T228" style:family="text">
      <style:text-properties fo:color="#000000" loext:opacity="100%" fo:language="fr" fo:country="FR" style:text-underline-style="none" officeooo:rsid="007fdf89" fo:background-color="transparent" loext:char-shading-value="0"/>
    </style:style>
    <style:style style:name="T229" style:family="text">
      <style:text-properties fo:color="#000000" loext:opacity="100%" officeooo:rsid="00879f54"/>
    </style:style>
    <style:style style:name="T230" style:family="text">
      <style:text-properties fo:color="#000000" loext:opacity="100%" officeooo:rsid="008d2cbb"/>
    </style:style>
    <style:style style:name="T231" style:family="text">
      <style:text-properties fo:color="#000000" loext:opacity="100%" officeooo:rsid="00a2d740"/>
    </style:style>
    <style:style style:name="T232" style:family="text">
      <style:text-properties fo:color="#000000" loext:opacity="100%" officeooo:rsid="00a5229d"/>
    </style:style>
    <style:style style:name="T233" style:family="text">
      <style:text-properties fo:color="#000000" loext:opacity="100%" officeooo:rsid="0059112a"/>
    </style:style>
    <style:style style:name="T234" style:family="text">
      <style:text-properties fo:color="#000000" loext:opacity="100%" officeooo:rsid="00b93904"/>
    </style:style>
    <style:style style:name="T235" style:family="text">
      <style:text-properties fo:color="#000000" loext:opacity="100%" officeooo:rsid="00bdf149"/>
    </style:style>
    <style:style style:name="T236"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37"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38"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39"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0"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1" style:family="text">
      <style:text-properties officeooo:rsid="00332973"/>
    </style:style>
    <style:style style:name="T242" style:family="text">
      <style:text-properties officeooo:rsid="0040bc3e"/>
    </style:style>
    <style:style style:name="T243" style:family="text">
      <style:text-properties style:text-underline-style="solid" style:text-underline-width="auto" style:text-underline-color="font-color"/>
    </style:style>
    <style:style style:name="T244" style:family="text">
      <style:text-properties style:text-underline-style="solid" style:text-underline-width="auto" style:text-underline-color="font-color" officeooo:rsid="0040bc3e"/>
    </style:style>
    <style:style style:name="T245" style:family="text">
      <style:text-properties style:text-underline-style="solid" style:text-underline-width="auto" style:text-underline-color="font-color" officeooo:rsid="0042ce9a"/>
    </style:style>
    <style:style style:name="T246" style:family="text">
      <style:text-properties style:text-underline-style="solid" style:text-underline-width="auto" style:text-underline-color="font-color" officeooo:rsid="004580dd"/>
    </style:style>
    <style:style style:name="T247" style:family="text">
      <style:text-properties style:text-underline-style="solid" style:text-underline-width="auto" style:text-underline-color="font-color" officeooo:rsid="004653c4"/>
    </style:style>
    <style:style style:name="T248" style:family="text">
      <style:text-properties style:text-underline-style="solid" style:text-underline-width="auto" style:text-underline-color="font-color" officeooo:rsid="00413233"/>
    </style:style>
    <style:style style:name="T249" style:family="text">
      <style:text-properties style:text-underline-style="solid" style:text-underline-width="auto" style:text-underline-color="font-color" officeooo:rsid="007c134d"/>
    </style:style>
    <style:style style:name="T250" style:family="text">
      <style:text-properties style:text-underline-style="solid" style:text-underline-width="auto" style:text-underline-color="font-color" officeooo:rsid="00899dc3"/>
    </style:style>
    <style:style style:name="T251" style:family="text">
      <style:text-properties style:text-underline-style="solid" style:text-underline-width="auto" style:text-underline-color="font-color" officeooo:rsid="00a6fab6"/>
    </style:style>
    <style:style style:name="T252" style:family="text">
      <style:text-properties officeooo:rsid="00413233"/>
    </style:style>
    <style:style style:name="T253" style:family="text">
      <style:text-properties style:text-underline-style="none" officeooo:rsid="00105a80" fo:background-color="transparent" loext:char-shading-value="0"/>
    </style:style>
    <style:style style:name="T254" style:family="text">
      <style:text-properties style:text-underline-style="none" officeooo:rsid="00413233"/>
    </style:style>
    <style:style style:name="T255" style:family="text">
      <style:text-properties style:text-underline-style="none" officeooo:rsid="0042ce9a"/>
    </style:style>
    <style:style style:name="T256" style:family="text">
      <style:text-properties style:text-underline-style="none" officeooo:rsid="00925b0d"/>
    </style:style>
    <style:style style:name="T257" style:family="text">
      <style:text-properties officeooo:rsid="0042ce9a"/>
    </style:style>
    <style:style style:name="T258" style:family="text">
      <style:text-properties officeooo:rsid="004580dd"/>
    </style:style>
    <style:style style:name="T259" style:family="text">
      <style:text-properties officeooo:rsid="004632a2"/>
    </style:style>
    <style:style style:name="T260" style:family="text">
      <style:text-properties officeooo:rsid="004653c4"/>
    </style:style>
    <style:style style:name="T261" style:family="text">
      <style:text-properties officeooo:rsid="0048c52f"/>
    </style:style>
    <style:style style:name="T262" style:family="text">
      <style:text-properties fo:font-weight="normal" style:font-weight-asian="normal" style:font-weight-complex="normal"/>
    </style:style>
    <style:style style:name="T263" style:family="text">
      <style:text-properties fo:font-weight="normal" officeooo:rsid="00a8f083" style:font-weight-asian="normal" style:font-weight-complex="normal"/>
    </style:style>
    <style:style style:name="T264" style:family="text">
      <style:text-properties fo:font-weight="normal" officeooo:rsid="00aaefa2" style:font-weight-asian="normal" style:font-weight-complex="normal"/>
    </style:style>
    <style:style style:name="T265" style:family="text">
      <style:text-properties fo:font-weight="normal" officeooo:rsid="00ab4154" style:font-weight-asian="normal" style:font-weight-complex="normal"/>
    </style:style>
    <style:style style:name="T266" style:family="text">
      <style:text-properties fo:color="#00a933" loext:opacity="100%" style:font-name="Futura Std Condensed" fo:font-weight="normal" officeooo:rsid="0059112a" style:font-weight-asian="normal" style:font-weight-complex="normal"/>
    </style:style>
    <style:style style:name="T267"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68"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69"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70"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71"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72"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73"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74"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75" style:family="text">
      <style:text-properties fo:color="#00a933" loext:opacity="100%" fo:language="fr" fo:country="FR"/>
    </style:style>
    <style:style style:name="T276" style:family="text">
      <style:text-properties fo:color="#00a933" loext:opacity="100%" fo:language="fr" fo:country="FR" style:text-underline-style="none" fo:background-color="transparent" loext:char-shading-value="0"/>
    </style:style>
    <style:style style:name="T277" style:family="text">
      <style:text-properties fo:color="#00a933" loext:opacity="100%" fo:language="fr" fo:country="FR" style:text-underline-style="none" officeooo:rsid="0085a2f4" fo:background-color="transparent" loext:char-shading-value="0"/>
    </style:style>
    <style:style style:name="T278" style:family="text">
      <style:text-properties fo:color="#00a933" loext:opacity="100%" fo:language="fr" fo:country="FR" style:text-underline-style="none" officeooo:rsid="008d2cbb" fo:background-color="transparent" loext:char-shading-value="0"/>
    </style:style>
    <style:style style:name="T279" style:family="text">
      <style:text-properties fo:color="#00a933" loext:opacity="100%" fo:language="fr" fo:country="FR" style:text-underline-style="none" officeooo:rsid="00b5c8d5" fo:background-color="transparent" loext:char-shading-value="0"/>
    </style:style>
    <style:style style:name="T280" style:family="text">
      <style:text-properties fo:color="#00a933" loext:opacity="100%" fo:font-weight="normal" officeooo:rsid="00aaefa2" style:font-weight-asian="normal" style:font-weight-complex="normal"/>
    </style:style>
    <style:style style:name="T281" style:family="text">
      <style:text-properties fo:color="#00a933" loext:opacity="100%" fo:font-weight="normal" officeooo:rsid="00ab4154" style:font-weight-asian="normal" style:font-weight-complex="normal"/>
    </style:style>
    <style:style style:name="T282" style:family="text">
      <style:text-properties fo:color="#00a933" loext:opacity="100%" fo:font-weight="normal" officeooo:rsid="00bcbc83" style:font-weight-asian="normal" style:font-weight-complex="normal"/>
    </style:style>
    <style:style style:name="T283" style:family="text">
      <style:text-properties officeooo:rsid="005daacd"/>
    </style:style>
    <style:style style:name="T284" style:family="text">
      <style:text-properties officeooo:rsid="00696e0a"/>
    </style:style>
    <style:style style:name="T285" style:family="text">
      <style:text-properties officeooo:rsid="006d0f4c"/>
    </style:style>
    <style:style style:name="T286" style:family="text">
      <style:text-properties officeooo:rsid="006d2e2b"/>
    </style:style>
    <style:style style:name="T287" style:family="text">
      <style:text-properties style:font-name="Futura condensed book light" fo:font-size="14pt" fo:language="fr" fo:country="FR" officeooo:rsid="00764c2d" style:font-size-asian="14pt" style:font-size-complex="14pt"/>
    </style:style>
    <style:style style:name="T288" style:family="text">
      <style:text-properties style:font-name="Futura condensed book light" fo:font-size="14pt" fo:language="fr" fo:country="FR" officeooo:rsid="0076681a" style:font-size-asian="14pt" style:font-size-complex="14pt"/>
    </style:style>
    <style:style style:name="T289" style:family="text">
      <style:text-properties style:font-name="Futura condensed book light" fo:font-size="14pt" fo:language="fr" fo:country="FR" officeooo:rsid="0059112a" style:font-size-asian="14pt" style:font-size-complex="14pt"/>
    </style:style>
    <style:style style:name="T290" style:family="text">
      <style:text-properties officeooo:rsid="0088bda4"/>
    </style:style>
    <style:style style:name="T291" style:family="text">
      <style:text-properties officeooo:rsid="00899dc3"/>
    </style:style>
    <style:style style:name="T292" style:family="text">
      <style:text-properties officeooo:rsid="008eb8f7"/>
    </style:style>
    <style:style style:name="T293" style:family="text">
      <style:text-properties officeooo:rsid="00925b0d"/>
    </style:style>
    <style:style style:name="T294" style:family="text">
      <style:text-properties officeooo:rsid="0093f191"/>
    </style:style>
    <style:style style:name="T295" style:family="text">
      <style:text-properties officeooo:rsid="00a3a4ac"/>
    </style:style>
    <style:style style:name="T296" style:family="text">
      <style:text-properties officeooo:rsid="00a5229d"/>
    </style:style>
    <style:style style:name="T297" style:family="text">
      <style:text-properties officeooo:rsid="0059112a"/>
    </style:style>
    <style:style style:name="T298" style:family="text">
      <style:text-properties fo:color="#2a6099" loext:opacity="100%" fo:font-weight="normal" officeooo:rsid="00a8f083" style:font-weight-asian="normal" style:font-weight-complex="normal"/>
    </style:style>
    <style:style style:name="T299" style:family="text">
      <style:text-properties officeooo:rsid="00a8f083"/>
    </style:style>
    <style:style style:name="T300" style:family="text">
      <style:text-properties officeooo:rsid="00ac260d"/>
    </style:style>
    <style:style style:name="T301" style:family="text">
      <style:text-properties officeooo:rsid="00ae1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5">Point &amp; Click</text:span><text:span text:style-name="T1">. </text:span><text:span text:style-name="T144">En anglais ?</text:span></text:p>
      <text:p text:style-name="P31"/>
      <text:p text:style-name="P1"><text:span text:style-name="T153"><text:tab/>Il racontera l’histoire d’une femme, </text:span><text:span text:style-name="T48">Rowena Pitifool</text:span><text:span text:style-name="T153">, </text:span><text:span text:style-name="Strong_20_Emphasis"><text:span text:style-name="T148">une conceptrice rédactrice publicitaire, "toxicomane" accro au café, </text:span></text:span><text:span text:style-name="Strong_20_Emphasis"><text:span text:style-name="T150">célibataire par dépit </text:span></text:span><text:span text:style-name="Strong_20_Emphasis"><text:span text:style-name="T149">et</text:span></text:span><text:span text:style-name="Strong_20_Emphasis"><text:span text:style-name="T148"> dépressive</text:span></text:span><text:span text:style-name="Strong_20_Emphasis"><text:span text:style-name="T151"> </text:span></text:span><text:span text:style-name="T153">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54">en</text:span><text:span text:style-name="T153"> </text:span><text:span text:style-name="T154">temps réel </text:span><text:span text:style-name="T155">(à ajuster ultérieurement </text:span><text:span text:style-name="T156">et très probablement plutôt 30 minutes</text:span><text:span text:style-name="T155">) </text:span><text:span text:style-name="T153">pour trouver un moyen de faire un café malgré tout. Passées ces 15 </text:span><text:span text:style-name="T156">(ou 30)</text:span><text:span text:style-name="T153">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85">à moins de considérer qu’arriver à la fin de l’histoire signifie gagner.</text:span></text:p>
      <text:p text:style-name="P31"/>
      <text:p text:style-name="P31"><text:tab/><text:span text:style-name="T145">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46">tentative </text:span><text:span text:style-name="T1">la verra</text:span><text:span text:style-name="T4"> </text:span><text:span text:style-name="T60">d</text:span><text:span text:style-name="T61">émonter la machine à café pour en lécher les restes de café </text:span><text:span text:style-name="T60">dans les « tuyaux »</text:span><text:span text:style-name="T3">.</text:span></text:p>
      <text:p text:style-name="P34"><text:span text:style-name="T2"><text:tab/></text:span><text:span text:style-name="T4">La suivante sera de </text:span><text:span text:style-name="T85">récupérer des vieux grains de café tombés derrière </text:span><text:span text:style-name="T86">les pots et </text:span><text:span text:style-name="T85">le meuble</text:span><text:span text:style-name="T87"> </text:span><text:span text:style-name="T86">pour</text:span><text:span text:style-name="T87"> les moudre </text:span><text:span text:style-name="T86">et</text:span><text:span text:style-name="T87"> obtenir une poudre </text:span><text:span text:style-name="T86">afin de</text:span><text:span text:style-name="T88"> s’</text:span><text:span text:style-name="T89">e</text:span><text:span text:style-name="T88">n</text:span><text:span text:style-name="T89"> faire des patchs</text:span><text:span text:style-name="T253">.</text:span></text:p>
      <text:p text:style-name="P31"><text:tab/><text:span text:style-name="T1">La </text:span><text:span text:style-name="T146">dernière</text:span><text:span text:style-name="T1"> consistera à </text:span><text:span text:style-name="T59">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7">Le docteur F. </text:span><text:span text:style-name="T46">:</text:span></text:p>
      <text:p text:style-name="P35"><text:span text:style-name="T4"><text:tab/></text:span><text:span text:style-name="T5">L</text:span><text:span text:style-name="T6">a présence du </text:span><text:span text:style-name="T4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41">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93"> diriger l’autre vers le placard du dessus légèrement sur la droite. Elle l’ouvre et va saisir le… HORREUR ! Il n’y a plus de café. Il lui en faut absolument ! </text:span><text:span text:style-name="T196">I</text:span><text:span text:style-name="T193">l ne lui reste plus qu</text:span><text:span text:style-name="T194">e 15 (ou </text:span><text:span text:style-name="T196">jusqu’à </text:span><text:span text:style-name="T194">30,</text:span><text:span text:style-name="T195"> on verra plus tard</text:span><text:span text:style-name="T194">) minutes</text:span><text:span text:style-name="T193"> avant de partir au boulot.</text:span></text:p>
      <text:p text:style-name="P53"/>
      <text:p text:style-name="P65">Le chrono se lance !</text:p>
      <text:p text:style-name="P75"><text:span text:style-name="T237"/></text:p>
      <text:p text:style-name="P75"><text:span text:style-name="T237"/></text:p>
      <text:p text:style-name="P76"><text:span text:style-name="T237">L</text:span><text:span text:style-name="T236">à prend place le jeu.</text:span></text:p>
      <text:p text:style-name="P76"><text:span text:style-name="T236"/></text:p>
      <text:p text:style-name="P76"><text:span text:style-name="T236"/></text:p>
      <text:p text:style-name="P27"><text:span text:style-name="T74">Fin</text:span><text:span text:style-name="T50"> </text:span><text:span text:style-name="T159">(séquence prévue en animation) ! </text:span><text:span text:style-name="T276">/!\ </text:span><text:span text:style-name="T277">Il faudra prendre garde à ce que Rowena soit loin des bords de l’écran pour l’animation où elle attrape son téléphone en la faisant se déplacer avant si besoin car il est sur le comptoir de la cuisine (</text:span><text:span text:style-name="T279">peu importe où, </text:span><text:span text:style-name="T277">on ne le voit pas le reste du jeu).</text:span></text:p>
      <text:p text:style-name="P27"><text:span text:style-name="T159"/></text:p>
      <text:p text:style-name="P27"><text:span text:style-name="T159"/></text:p>
      <text:p text:style-name="P39">« Dialogue » de la séquence finale, quand le téléphone sonne et que Rowena répond.</text:p>
      <text:p text:style-name="P28"><text:span text:style-name="T159"/></text:p>
      <text:p text:style-name="P40">Le téléphone sonne… <text:span text:style-name="T137">(Phone_Ring – AudioStreamPlayer2D – dans la scène Rowena.tscn qui est en mode « loop »)</text:span></text:p>
      <text:p text:style-name="P29"><text:span text:style-name="T159"/></text:p>
      <text:p text:style-name="P74"><text:span text:style-name="T55">Rowena </text:span><text:span text:style-name="T17">: Uh -oh</text:span><text:span text:style-name="T15">! </text:span><text:span text:style-name="T18">That</text:span><text:span text:style-name="T15"> smells like disaster…</text:span></text:p>
      <text:p text:style-name="P74"><text:span text:style-name="T15"/></text:p>
      <text:p text:style-name="P71">Là commence l’animation<text:span text:style-name="T300"> </text:span><text:span text:style-name="T57">Phone_Call</text:span><text:span text:style-name="T300"> dans la scène Rowena.tscn</text:span> où elle attrape son téléphone <text:span text:style-name="T300">et </text:span><text:span text:style-name="T57">la sonnerie du téléphone se coupe</text:span><text:span text:style-name="T300"> à la </text:span><text:span text:style-name="T57">frame 21</text:span><text:span text:style-name="T300"> de l’animation).</text:span></text:p>
      <text:p text:style-name="P74"><text:span text:style-name="T15"/></text:p>
      <text:p text:style-name="P40"><text:soft-page-break/>Elle répond à son téléphone. <text:span text:style-name="T301">On </text:span><text:span text:style-name="T138">freeze l’animation à la </text:span><text:span text:style-name="T132">frame 30</text:span><text:span text:style-name="T301">.</text:span></text:p>
      <text:p text:style-name="P28"><text:span text:style-name="T159"/></text:p>
      <text:p text:style-name="P28"><text:span text:style-name="T49">Rowena </text:span><text:span text:style-name="T159">: Hello ?</text:span></text:p>
      <text:p text:style-name="P28"><text:span text:style-name="T159"/></text:p>
      <text:p text:style-name="P74"><text:span text:style-name="T54">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74"><text:span text:style-name="T16"/></text:p>
      <text:p text:style-name="P73"><text:span text:style-name="T16">S</text:span><text:span text:style-name="T15">onnerie de fin de communication. </text:span><text:span text:style-name="T136">On </text:span><text:span text:style-name="T129">relance</text:span><text:span text:style-name="T136"> l’animation à la </text:span><text:span text:style-name="T129">frame 31</text:span><text:span text:style-name="T136"> et o</text:span><text:span text:style-name="T134">n joue le son </text:span><text:span text:style-name="T127">Hang_Up</text:span><text:span text:style-name="T134"> de la scène Rowena.tscn </text:span><text:span text:style-name="T135">à partir de la </text:span><text:span text:style-name="T128">frame 35</text:span><text:span text:style-name="T134">.</text:span></text:p>
      <text:p text:style-name="P72"><text:span text:style-name="T15"/></text:p>
      <text:p text:style-name="P44">Elle lâche son téléphone qui tombe par terre.</text:p>
      <text:p text:style-name="P72"><text:span text:style-name="T15"/></text:p>
      <text:p text:style-name="P74"><text:span text:style-name="T240">Rowena </text:span><text:span text:style-name="T238">: </text:span><text:span text:style-name="T239">(</text:span><text:span text:style-name="T140">Wait_Base animation</text:span><text:span text:style-name="T239">)</text:span><text:span text:style-name="T238">That's it then... </text:span><text:span text:style-name="T239">(</text:span><text:span text:style-name="T140">Nonsense animation</text:span><text:span text:style-name="T239">) </text:span><text:span text:style-name="T238">Well. Back to bed. </text:span><text:span text:style-name="T239">(</text:span><text:span text:style-name="T140">Walk animation to the right until Rowena’s out of the field</text:span><text:span text:style-name="T239">)</text:span></text:p>
      <text:p text:style-name="P74"><text:span text:style-name="T239"/></text:p>
      <text:p text:style-name="P95"><text:span text:style-name="T139">As soon as Rowena’s out, we play the </text:span><text:span text:style-name="T141">OUTRO.tscn</text:span><text:span text:style-name="T238">.</text:span></text:p>
      <text:p text:style-name="P54">Ce qu<text:span text:style-name="T290">e Rowena</text:span> peut essayer de faire <text:span text:style-name="T261">(ou pas)</text:span>...</text:p>
      <text:p text:style-name="P32"/>
      <text:p text:style-name="P32"/>
      <text:p text:style-name="P2"><text:span text:style-name="T147"><text:tab/>Dans tous les cas, elle finira par faire repasser le café de la veille qu’elle a mis à la poubelle, en ayant pris soin de s’en servir une tasse et </text:span><text:span text:style-name="T158">de </text:span><text:span text:style-name="T147">le boire avant de tout recracher tellement c’est dégueulasse. </text:span><text:span text:style-name="T157">Si le joueur essaye de faire cela avant 9h14, systématiquement Rowena se dira « Non, je ne peux pas faire ça ! ». C’est seulement à partir de 9h14 (?) qu’elle regardera l’horloge et se dira « Bon, tant pis, plus le choix ! » et lancera les opérations. Alors </text:span><text:span text:style-name="T63">à ce moment-là, la partie sera bien entendu perdue </text:span><text:span text:style-name="T64">puisqu’elle renoncera à tout et retournera se coucher</text:span><text:span text:style-name="T157"> ! </text:span><text:span text:style-name="T158">Elle sortira par où elle est entrée au départ et refermera la porte (son).</text:span></text:p>
      <text:p text:style-name="P2"><text:span text:style-name="T158"/></text:p>
      <text:p text:style-name="P25"><text:span text:style-name="T158"><text:tab/>O</text:span><text:span text:style-name="T147">n devra garder à l’esprit que Rowena n’a que 2 mains et pas </text:span><text:span text:style-name="T191">de </text:span><text:span text:style-name="T147">poche puisqu’elle sort de la douche en serviette de toilette. Cela signifie qu’il ne sera </text:span><text:span text:style-name="T62">pas possible de se balader avec plus de deux objets en mains</text:span><text:span text:style-name="T147">. </text:span><text:span text:style-name="T275">Si les objets sont petits, on pourra moduler cette limite</text:span><text:span text:style-name="T147">. Par exemple : tous les grains de café qu’elle ramassera pourront tenir dans une main, il en deviendront éventuellement instantanément un seul.</text:span></text:p>
      <text:p text:style-name="P25"><text:span text:style-name="T147"/></text:p>
      <text:p text:style-name="P84"><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 </text:span><text:span text:style-name="T289">No, I'm not starting a collection! »</text:span></text:p>
      <text:p text:style-name="P25"><text:span text:style-name="T190"/></text:p>
      <text:p text:style-name="P83"><text:span text:style-name="T10"><text:tab/></text:span><text:span text:style-name="T11">Si Rowena essaye d’utiliser un objet avec un autre mais que cela ne sert à rien, elle dira « Nonsense! » ou « Hm... Nope! » </text:span><text:span text:style-name="T287">ou « That won't stick. » </text:span><text:span text:style-name="T288">ou « Hmm... doesn't ring any bells. » ou « Sorry, doesn't click. » </text:span></text:p>
      <text:p text:style-name="P55">Ce que Rowena peut trouver d’utile dans la cuisine pour chaque tentative</text:p>
      <text:p text:style-name="P2"/>
      <text:p text:style-name="P2"/>
      <text:p text:style-name="P14">On fait court pour la première tentative pour que le joueur choppe l’esprit du scénario.</text:p>
      <text:p text:style-name="P19">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1">1ère tentative :</text:span> <text:span text:style-name="T65">d</text:span><text:span text:style-name="T66">émonter la machine à café pour en lécher les restes de café </text:span><text:span text:style-name="T65">dans les « tuyaux »</text:span><text:span text:style-name="T152">.</text:span></text:p>
      <text:p text:style-name="P7"><text:span text:style-name="T152"/></text:p>
      <text:p text:style-name="P8"><text:tab/>Dans le <text:span text:style-name="T105">réfrigérateur</text:span> <text:span text:style-name="T242">il y a du</text:span> <text:span text:style-name="T103">beurre </text:span><text:span text:style-name="T197">dans lequel est planté</text:span> un <text:span text:style-name="T92">couteau à beurre</text:span>. <text:span text:style-name="T242">Il servira à démonter le </text:span><text:span text:style-name="T103">support du filtre en plastique rouge de la cafetière</text:span><text:span text:style-name="T197"> </text:span><text:span text:style-name="T242">sans la casser. </text:span><text:span text:style-name="T246">Tout autre couteau ne fera pas l’affaire !</text:span></text:p>
      <text:p text:style-name="P10"><text:tab/><text:span text:style-name="T242">À gauche de la fenêtre </text:span><text:span text:style-name="T259">de droite</text:span><text:span text:style-name="T242">, </text:span><text:span text:style-name="T252">contre le mur</text:span><text:span text:style-name="T242">, il y a un </text:span><text:span text:style-name="T103">petit torchon</text:span><text:span text:style-name="T242"> que Rowena devra aller passer dans le </text:span><text:span text:style-name="T103">support à filtre</text:span><text:span text:style-name="T242"> pour essayer de récupérer un peu de </text:span><text:span text:style-name="T103">café</text:span><text:span text:style-name="T242"> en l’« essuyant ». </text:span><text:span text:style-name="T244">Ça ne marchera pas</text:span><text:span text:style-name="T242">. Rowena devra alors un peu humidifier le </text:span><text:span text:style-name="T103">torchon</text:span><text:span text:style-name="T242">. </text:span><text:span text:style-name="T257">Pour cela</text:span><text:span text:style-name="T200">, Rowena peut utiliser du </text:span><text:span text:style-name="T105">lait</text:span><text:span text:style-name="T200"> (</text:span><text:span text:style-name="T199">elle ne le fera pas avec l’eau du robinet dont elle n’aime pas le goût !</text:span><text:span text:style-name="T200">) qu’elle peut trouver dans la porte du réfrigérateur </text:span><text:span text:style-name="T229">(sur le plan de travail </text:span><text:span text:style-name="T231">devant la planche à découper</text:span><text:span text:style-name="T229">, l</text:span><text:span text:style-name="T230">e lait de l</text:span><text:span text:style-name="T229">a bouteille </text:span><text:span text:style-name="T230">a tourné</text:span><text:span text:style-name="T229"> et Rowena doit la jeter… demain…)</text:span><text:span text:style-name="T200">.</text:span><text:span text:style-name="T197"> Ensuite, elle pourra récupérer du </text:span><text:span text:style-name="T103">café</text:span><text:span text:style-name="T197"> en l’essuyant avec le </text:span><text:span text:style-name="T103">torchon</text:span><text:span text:style-name="T197"> mais finalement, </text:span><text:span text:style-name="T198">cela fera bien trop peu</text:span><text:span text:style-name="T197"> (en plus du fait que ça n’est pas bon du tout) !</text:span></text:p>
      <text:p text:style-name="P7"><text:tab/></text:p>
      <text:p text:style-name="P7"/>
      <text:p text:style-name="P9"><text:span text:style-name="T52">2ème</text:span><text:span text:style-name="T51"> tentative :</text:span><text:span text:style-name="T160"> </text:span><text:span text:style-name="T67">récupérer des vieux grains de café tombés derrière </text:span><text:span text:style-name="T71">les pots et </text:span><text:span text:style-name="T67">le meuble</text:span><text:span text:style-name="T68"> </text:span><text:span text:style-name="T71">pour</text:span><text:span text:style-name="T68"> les moudre </text:span><text:span text:style-name="T71">et</text:span><text:span text:style-name="T68"> obtenir une poudre </text:span><text:span text:style-name="T71">afin de</text:span><text:span text:style-name="T69"> s’</text:span><text:span text:style-name="T70">e</text:span><text:span text:style-name="T69">n</text:span><text:span text:style-name="T70"> faire des patchs</text:span><text:span text:style-name="T161">.</text:span></text:p>
      <text:p text:style-name="P9"><text:span text:style-name="T161"/></text:p>
      <text:p text:style-name="P9"><text:span text:style-name="T161"><text:tab/></text:span><text:span text:style-name="T186">Récupérer des grains de café :</text:span></text:p>
      <text:p text:style-name="P13"><text:span text:style-name="T254"><text:tab/></text:span><text:span text:style-name="T255">Sur le plan de travail,</text:span><text:span text:style-name="T254"> </text:span><text:span text:style-name="T256">à côté du</text:span><text:span text:style-name="T90"> pot en terre</text:span><text:span text:style-name="T254">, </text:span><text:span text:style-name="T256">derrière le sel,</text:span><text:span text:style-name="T254"> Rowena pourra trouver quelques </text:span><text:span text:style-name="T90">grains de cafés</text:span><text:span text:style-name="T254"> perdus </text:span><text:span text:style-name="T256">(il faudra enlever le sel et le poivre pour les trouver)</text:span><text:span text:style-name="T254">. </text:span><text:span text:style-name="T248">Ça n’est pas suffisant</text:span><text:span text:style-name="T254">.</text:span></text:p>
      <text:p text:style-name="P7"><text:tab/><text:span text:style-name="T104">Par terre</text:span><text:span text:style-name="T252">, entre le lave-vaisselle et le meuble à sa droite, Rowena trouvera encore des </text:span><text:span text:style-name="T104">grains de café</text:span><text:span text:style-name="T252">.</text:span></text:p>
      <text:p text:style-name="P7"/>
      <text:p text:style-name="P7"><text:tab/><text:span text:style-name="T243">M</text:span><text:span text:style-name="T245">oudre les vieux grains de café (elle n’a pas de moulin à café) :</text:span></text:p>
      <text:p text:style-name="P7"><text:tab/><text:span text:style-name="T258">Rowena trouvera une </text:span><text:span text:style-name="T106">cuillère en bois</text:span><text:span text:style-name="T258"> dans le </text:span><text:span text:style-name="T106">tiroir du haut</text:span><text:span text:style-name="T258"> du meuble à </text:span><text:span text:style-name="T293">droite</text:span><text:span text:style-name="T258"> de la gazinière.</text:span></text:p>
      <text:p text:style-name="P11"><text:tab/><text:span text:style-name="T258">Derrière la bouteille de lait </text:span><text:span text:style-name="T295">périmé </text:span><text:span text:style-name="T258">se trouve la </text:span><text:span text:style-name="T106">planche à découper</text:span><text:span text:style-name="T258">.</text:span></text:p>
      <text:p text:style-name="P11"><text:span text:style-name="T258"><text:tab/>Elle </text:span><text:span text:style-name="T290">réutilisera</text:span><text:span text:style-name="T258"> son </text:span><text:span text:style-name="T106">torchon</text:span><text:span text:style-name="T258"> (</text:span><text:span text:style-name="T290">l’autre, le grand est trop « dégueu »</text:span><text:span text:style-name="T258">).</text:span></text:p>
      <text:p text:style-name="P7"><text:tab/><text:span text:style-name="T258">Elle placera les </text:span><text:span text:style-name="T106">grains de café</text:span><text:span text:style-name="T258"> </text:span><text:span text:style-name="T294">dans le </text:span><text:span text:style-name="T131">torchon</text:span><text:span text:style-name="T294"> </text:span><text:span text:style-name="T258">sur la </text:span><text:span text:style-name="T106">planche à découper</text:span><text:span text:style-name="T258">, les recouvrira </text:span><text:span text:style-name="T291">avec</text:span><text:span text:style-name="T258"> </text:span><text:span text:style-name="T291">l’autre bout du</text:span><text:span text:style-name="T106"> torchon</text:span><text:span text:style-name="T258"> et les écrasera avec la </text:span><text:span text:style-name="T106">cuillère en bois</text:span><text:span text:style-name="T258">.</text:span></text:p>
      <text:p text:style-name="P7"/>
      <text:p text:style-name="P7"><text:tab/><text:span text:style-name="T246">Se faire un patch au café :</text:span></text:p>
      <text:p text:style-name="P47"><text:span text:style-name="T258"><text:tab/></text:span><text:span text:style-name="T259">Il reste des </text:span><text:span text:style-name="T107">filtres à café</text:span><text:span text:style-name="T259"> dans le </text:span><text:span text:style-name="T294">tiroir du milieu</text:span><text:span text:style-name="T259"> à gauche de la </text:span><text:span text:style-name="T294">gazinière</text:span><text:span text:style-name="T259">.</text:span></text:p>
      <text:p text:style-name="P47"><text:tab/><text:span text:style-name="T294">Dans le tiroir de droite dans lequel il y a les couverts,</text:span><text:span text:style-name="T259"> </text:span><text:span text:style-name="T294">un</text:span><text:span text:style-name="T259"> </text:span><text:span text:style-name="T107">couteau</text:span><text:span text:style-name="T259">. Avec le couteau elle coupera le </text:span><text:span text:style-name="T107">filtre à café</text:span><text:span text:style-name="T259"> en deux </text:span><text:span text:style-name="T294">sur la planche à découper </text:span><text:span text:style-name="T259">pour n’en garder que la </text:span><text:span text:style-name="T107">moitié</text:span><text:span text:style-name="T259"> (sinon, c’est trop grand).</text:span></text:p>
      <text:p text:style-name="P47"><text:tab/><text:span text:style-name="T259">Elle mettra son </text:span><text:span text:style-name="T107">café moulu</text:span><text:span text:style-name="T259"> dans le </text:span><text:span text:style-name="T108">demi</text:span><text:span text:style-name="T107"> filtre </text:span><text:span text:style-name="T108">à café</text:span><text:span text:style-name="T259">, le repliera </text:span><text:span text:style-name="T260">et le fermera avec un </text:span><text:span text:style-name="T108">morceau de scotch</text:span><text:span text:style-name="T260"> </text:span><text:span text:style-name="T294">qu’elle coupera du rouleau trouvé dans le tiroir du haut à gauche de la gazinière.</text:span></text:p>
      <text:p text:style-name="P48"><text:tab/><text:span text:style-name="T294">Puis</text:span><text:span text:style-name="T260"> coupera un </text:span><text:span text:style-name="T108">grand morceau de scotch</text:span><text:span text:style-name="T260">. Et posera le </text:span><text:span text:style-name="T108">patch au café</text:span><text:span text:style-name="T260"> sur son bras en le fixant avec son </text:span><text:span text:style-name="T108">grand morceau de scotch</text:span><text:span text:style-name="T260">.</text:span></text:p>
      <text:p text:style-name="P48"><text:soft-page-break/><text:tab/><text:span text:style-name="T247">Elle décidera que ça ne marche pas au bout de 30 secondes </text:span><text:span text:style-name="T249">(</text:span><text:span text:style-name="T251">5</text:span><text:span text:style-name="T249"> secondes dans le jeu)</text:span><text:span text:style-name="T260">. Sans doute car il est trop sec. Elle enlèvera le patch.</text:span></text:p>
      <text:p text:style-name="P48"><text:tab/><text:span text:style-name="T260">Rowena ira humidifier son </text:span><text:span text:style-name="T108">patch</text:span><text:span text:style-name="T260"> sous le </text:span><text:span text:style-name="T108">robinet de l’évier</text:span><text:span text:style-name="T260">.</text:span></text:p>
      <text:p text:style-name="P7"><text:tab/><text:span text:style-name="T260">Replacera son </text:span><text:span text:style-name="T108">patch</text:span><text:span text:style-name="T260"> sur son bras (le scotch fonctionnera encore).</text:span></text:p>
      <text:p text:style-name="P7"><text:tab/><text:span text:style-name="T247">Elle attendra à nouveau </text:span><text:span text:style-name="T250">30 secondes (</text:span><text:span text:style-name="T251">5</text:span><text:span text:style-name="T250"> secondes en jeu)</text:span><text:span text:style-name="T247"> et décidera que ça ne marche définitivement pas</text:span><text:span text:style-name="T260">.</text:span></text:p>
      <text:p text:style-name="P7"/>
      <text:p text:style-name="P7"/>
      <text:p text:style-name="P12"><text:span text:style-name="T53">3</text:span><text:span text:style-name="T52">ème</text:span><text:span text:style-name="T51"> tentative :</text:span><text:span text:style-name="T160"> </text:span><text:span text:style-name="T67">faire recuire le café de la veille pris dans la poubelle</text:span><text:span text:style-name="T160">.</text:span></text:p>
      <text:p text:style-name="P12"><text:span text:style-name="T163"><text:tab/>Elle ira prendre un </text:span><text:span text:style-name="T73">verre</text:span><text:span text:style-name="T163"> dans le placard vitré à gauche de la hotte/</text:span><text:span text:style-name="T175">micro-onde</text:span><text:span text:style-name="T163"> au dessus de la gazinière et le remplira d’</text:span><text:span text:style-name="T73">eau</text:span><text:span text:style-name="T163"> au robinet.</text:span></text:p>
      <text:p text:style-name="P12"><text:span text:style-name="T163"><text:tab/>Elle videra ensuite ce verre d’</text:span><text:span text:style-name="T73">eau</text:span><text:span text:style-name="T163"> dans le réservoir de la cafetière.</text:span></text:p>
      <text:p text:style-name="P12"><text:span text:style-name="T160"><text:tab/></text:span><text:span text:style-name="T72">Rowena refusera de fouiller dans la poubelle tant qu’il ne sera pas au moins 9h10</text:span><text:span text:style-name="T227"> </text:span><text:span text:style-name="T228">(on réglera ce délai plus tard)</text:span><text:span text:style-name="T162">.</text:span></text:p>
      <text:p text:style-name="P12"><text:span text:style-name="T162"><text:tab/></text:span><text:span text:style-name="T163">Une fois l’heure atteinte, à </text:span><text:span text:style-name="T162">ce moment-là, </text:span><text:span text:style-name="T182">n’ayant plus trop le choix, </text:span><text:span text:style-name="T162">Rowena </text:span><text:span text:style-name="T182">acceptera de </text:span><text:span text:style-name="T162">fouiller dans la </text:span><text:span text:style-name="T72">poubelle</text:span><text:span text:style-name="T162"> sous l’évier pour récupérer le </text:span><text:span text:style-name="T72">filtre à café plein</text:span><text:span text:style-name="T162"> de la veille. </text:span><text:span text:style-name="T163">Le replacera dans la </text:span><text:span text:style-name="T73">cafetière</text:span><text:span text:style-name="T163"> pour le repasser. </text:span><text:span text:style-name="T73">Allumera</text:span><text:span text:style-name="T163"> la cafetière.</text:span></text:p>
      <text:p text:style-name="P12"><text:span text:style-name="T162"><text:tab/></text:span><text:span text:style-name="T163">Quand le café sera passé, elle prendra la </text:span><text:span text:style-name="T73">tasse rouge</text:span><text:span text:style-name="T163"> devant les couteaux de cuisine (à droite de la bouteille de lait sur le plan de travail) et pas celle à côté de la cafetière car elle est ébréchée. Se servira une </text:span><text:span text:style-name="T73">tasse de café</text:span><text:span text:style-name="T163"> et la boira… pour la recracher aussitôt !</text:span></text:p>
      <text:p text:style-name="P12"><text:span text:style-name="T163"/></text:p>
      <text:p text:style-name="P56">Ce que Rowena peut <text:span text:style-name="T286">dire</text:span> <text:span text:style-name="T286">de certaines choses qu’elle va prendre, etc.</text:span></text:p>
      <text:p text:style-name="P5"/>
      <text:p text:style-name="P5"/>
      <text:p text:style-name="P17"><text:span text:style-name="T159"><text:tab/></text:span><text:span text:style-name="T75">Couteau, fourchette, cuillère (couverts)</text:span><text:span text:style-name="T169"> : « Ok ! I’ll take only one. » </text:span><text:span text:style-name="T175">Ou « One’s more than enough. » quand Rowena en a déjà un/une.</text:span></text:p>
      <text:p text:style-name="P17"><text:span text:style-name="T175"/></text:p>
      <text:p text:style-name="P17"><text:span text:style-name="T175"><text:tab/></text:span><text:span text:style-name="T82">Les couteaux </text:span><text:span text:style-name="T179">: Quand Rowena voudra les utiliser elle dira « No way, awake as I am, I'm going to hurt myself. » </text:span><text:span text:style-name="T187">Sauf pour la deuxième tentative</text:span><text:span text:style-name="T181">.</text:span></text:p>
      <text:p text:style-name="P17"><text:span text:style-name="T169"><text:tab/></text:span><text:span text:style-name="T75">Assiette, bol, etc.</text:span><text:span text:style-name="T169"> : « I'm not going to walk around all morning with this in my hand, or am I? Ok. Then. »</text:span></text:p>
      <text:p text:style-name="P17"/>
      <text:p text:style-name="P17"><text:span text:style-name="T169"><text:tab/></text:span><text:span text:style-name="T81">Les grosses c</text:span><text:span text:style-name="T75">asseroles, Cocotte, etc.</text:span><text:span text:style-name="T169"> : « There's no way I'm dragging that around this morning. »</text:span></text:p>
      <text:p text:style-name="P41"><text:tab/></text:p>
      <text:p text:style-name="P17"><text:span text:style-name="T169"><text:tab/></text:span><text:span text:style-name="T222">Les</text:span><text:span text:style-name="T75"> placards</text:span><text:span text:style-name="T169"> au dessus de </text:span><text:span text:style-name="T222">la hotte/</text:span><text:span text:style-name="T223">micro-onde</text:span><text:span text:style-name="T222"> et du frigo </text:span><text:span text:style-name="T169">: « Naaa! </text:span><text:span text:style-name="T170">It’s</text:span><text:span text:style-name="T169"> too high, I've never put anything </text:span><text:span text:style-name="T170">in</text:span><text:span text:style-name="T169"> </text:span><text:span text:style-name="T170">it</text:span><text:span text:style-name="T169">. »</text:span></text:p>
      <text:p text:style-name="P17"><text:span text:style-name="T169"><text:tab/></text:span><text:span text:style-name="T170">Dans </text:span><text:span text:style-name="T76">le four </text:span><text:span text:style-name="T170">: « I'd have to clean it, it's so gross </text:span><text:span text:style-name="T176">(and empty)</text:span><text:span text:style-name="T170">. »</text:span></text:p>
      <text:p text:style-name="P17"/>
      <text:p text:style-name="P17"><text:span text:style-name="T170"><text:tab/></text:span><text:span text:style-name="T76">Placard</text:span><text:span text:style-name="T170"> de gauche de </text:span><text:span text:style-name="T224">la hotte/</text:span><text:span text:style-name="T223">micro-onde</text:span><text:span text:style-name="T224"> </text:span><text:span text:style-name="T170">: « Glasses and plates. »</text:span></text:p>
      <text:p text:style-name="P17"/>
      <text:p text:style-name="P17"><text:span text:style-name="T170"><text:tab/></text:span><text:span text:style-name="T76">Tiroir à droite</text:span><text:span text:style-name="T170"> du lave-vaisselle : « It's where I store useless stuff like a garlic press. »</text:span></text:p>
      <text:p text:style-name="P17"/>
      <text:p text:style-name="P17"><text:span text:style-name="T170"><text:tab/>Un </text:span><text:span text:style-name="T76">presse-ail </text:span><text:span text:style-name="T170">: « What could I possibly do with it now? »</text:span></text:p>
      <text:p text:style-name="P17"/>
      <text:p text:style-name="P17"><text:span text:style-name="T170"><text:tab/></text:span><text:span text:style-name="T171">Un </text:span><text:span text:style-name="T77">tire-bouchon </text:span><text:span text:style-name="T171">: « Hm... No, too soon. »</text:span></text:p>
      <text:p text:style-name="P17"/>
      <text:p text:style-name="P17"><text:span text:style-name="T171"><text:tab/></text:span><text:span text:style-name="T172">Une </text:span><text:span text:style-name="T78">chaise </text:span><text:span text:style-name="T172">: « I'm fine, I've had enough rest </text:span><text:span text:style-name="T179">so far</text:span><text:span text:style-name="T172">. »</text:span></text:p>
      <text:p text:style-name="P17"/>
      <text:p text:style-name="P17"><text:span text:style-name="T172"><text:tab/>Un </text:span><text:span text:style-name="T78">tabouret </text:span><text:span text:style-name="T172">: « As soon as I find out what it's for, okay. »</text:span></text:p>
      <text:p text:style-name="P17"/>
      <text:p text:style-name="P17"><text:span text:style-name="T172"><text:tab/>Un </text:span><text:span text:style-name="T78">petit torchon </text:span><text:span text:style-name="T172">: « It's clean, it'll be perfect! »</text:span></text:p>
      <text:p text:style-name="P17"/>
      <text:p text:style-name="P17"><text:span text:style-name="T172"><text:tab/>Un </text:span><text:span text:style-name="T78">grand torchon </text:span><text:span text:style-name="T172">: « It's </text:span><text:span text:style-name="T182">disgusting</text:span><text:span text:style-name="T172">, and </text:span><text:span text:style-name="T185">I </text:span><text:span text:style-name="T182">shouldn’t use it except for… I shouldn’t</text:span><text:span text:style-name="T172">! »</text:span></text:p>
      <text:p text:style-name="P17"><text:span text:style-name="T172"/></text:p>
      <text:p text:style-name="P17"><text:span text:style-name="T172"><text:tab/></text:span><text:span text:style-name="T188">La </text:span><text:span text:style-name="T83">radio </text:span><text:span text:style-name="T188">: « I can adjust the sound of the game, that's clever! »</text:span></text:p>
      <text:p text:style-name="P17"><text:span text:style-name="T172"/></text:p>
      <text:p text:style-name="P17"><text:span text:style-name="T172"><text:tab/></text:span><text:span text:style-name="T189">La </text:span><text:span text:style-name="T84">fenêtre de droite </text:span><text:span text:style-name="T189">: « Ok ! I’ve had enough of this... » – </text:span><text:span text:style-name="T84">QUIT THE GAME !</text:span></text:p>
      <text:p text:style-name="P17"><text:span text:style-name="T172"/></text:p>
      <text:p text:style-name="P17"><text:span text:style-name="T172"><text:tab/></text:span><text:span text:style-name="T173">Le </text:span><text:span text:style-name="T79">toaster </text:span><text:span text:style-name="T173">: « It works and I can use it whenever I want. »</text:span></text:p>
      <text:p text:style-name="P17"><text:span text:style-name="T173"/></text:p>
      <text:p text:style-name="P18"><text:span text:style-name="T173"><text:tab/>les </text:span><text:span text:style-name="T79">pots d’épices</text:span><text:span text:style-name="T173"> et </text:span><text:span text:style-name="T79">condiments </text:span><text:span text:style-name="T225">devant le pot en terre</text:span><text:span text:style-name="T226"> </text:span><text:span text:style-name="T173">: « At this hour? In my worst nightmares! »</text:span></text:p>
      <text:p text:style-name="P17"><text:span text:style-name="T173"/></text:p>
      <text:p text:style-name="P17"><text:span text:style-name="T173"><text:tab/>La </text:span><text:span text:style-name="T79">cafetière </text:span><text:span text:style-name="T173">: « It's hopelessly empty. I could cry... If I had time. </text:span><text:span text:style-name="T183">Besides, the filter holder is stuck.</text:span><text:span text:style-name="T173">»</text:span></text:p>
      <text:p text:style-name="P17"><text:span text:style-name="T173"/></text:p>
      <text:p text:style-name="P17"><text:span text:style-name="T173"><text:tab/>Le </text:span><text:span text:style-name="T79">robinet </text:span><text:span text:style-name="T173">: « Yeah. And? »</text:span></text:p>
      <text:p text:style-name="P17"><text:soft-page-break/><text:span text:style-name="T173"/></text:p>
      <text:p text:style-name="P78"><text:span text:style-name="T177"><text:tab/></text:span><text:span text:style-name="T25">L’</text:span><text:span text:style-name="T117">interstice</text:span><text:span text:style-name="T25"> entre le placard et le lave-vaisselle à gauche : « Huh? What would I... Wow! »</text:span></text:p>
      <text:p text:style-name="P17"><text:span text:style-name="T173"/></text:p>
      <text:p text:style-name="P17"><text:span text:style-name="T173"><text:tab/></text:span><text:span text:style-name="T174">Les </text:span><text:span text:style-name="T80">premiers grains de café </text:span><text:span text:style-name="T174">: « Well, that's something... »</text:span></text:p>
      <text:p text:style-name="P17"><text:span text:style-name="T174"/></text:p>
      <text:p text:style-name="P17"><text:span text:style-name="T174"><text:tab/>Les </text:span><text:span text:style-name="T80">seconds grains de café </text:span><text:span text:style-name="T174">: « My precious! »</text:span></text:p>
      <text:p text:style-name="P17"><text:span text:style-name="T174"/></text:p>
      <text:p text:style-name="P17"><text:span text:style-name="T174"><text:tab/>Le </text:span><text:span text:style-name="T80">pot en terre</text:span><text:span text:style-name="T174"> à gauche du toaster : « Full of raw rice and... Oh, miracle, coffee beans!  Not enough, but I'll take them. »</text:span></text:p>
      <text:p text:style-name="P17"><text:span text:style-name="T174"><text:tab/></text:span><text:span text:style-name="T278">Quand Rowena aura assez de grains de café, alors sa réplique sera : « That should be enough. »</text:span></text:p>
      <text:p text:style-name="P45"><text:tab/></text:p>
      <text:p text:style-name="P17"><text:span text:style-name="T174"><text:tab/>Le </text:span><text:span text:style-name="T80">pot en verre</text:span><text:span text:style-name="T174"> à droite de la cafetière : « Full of raw pasta. »</text:span></text:p>
      <text:p text:style-name="P17"><text:span text:style-name="T174"/></text:p>
      <text:p text:style-name="P77"><text:span text:style-name="T19"><text:tab/>La </text:span><text:span text:style-name="T111">mandoline</text:span><text:span text:style-name="T19"> à gauche de l’évier : « No</text:span><text:span text:style-name="T20">pe. Last time I nearly sliced my fingers off with that thing!</text:span><text:span text:style-name="T19"> »</text:span></text:p>
      <text:p text:style-name="P77"><text:span text:style-name="T19"/></text:p>
      <text:p text:style-name="P77"><text:span text:style-name="T19"><text:tab/></text:span><text:span text:style-name="T20">La </text:span><text:span text:style-name="T112">tasse rouge</text:span><text:span text:style-name="T20"> à droite de la cafetière : « No, I chipped it yesterday. I have another one. »</text:span></text:p>
      <text:p text:style-name="P77"><text:span text:style-name="T20"/></text:p>
      <text:p text:style-name="P77"><text:span text:style-name="T20"><text:tab/>La </text:span><text:span text:style-name="T112">tasse rouge</text:span><text:span text:style-name="T20"> à droite de la bouteille de lait : « Yeah, it's new and clean. »</text:span></text:p>
      <text:p text:style-name="P77"><text:span text:style-name="T20"/></text:p>
      <text:p text:style-name="P77"><text:span text:style-name="T20"><text:tab/>Le </text:span><text:span text:style-name="T112">journal</text:span><text:span text:style-name="T20"> devant la bouteille de lait : « Yesterday's newspaper. »</text:span></text:p>
      <text:p text:style-name="P77"><text:span text:style-name="T20"/></text:p>
      <text:p text:style-name="P77"><text:span text:style-name="T20"><text:tab/>Les </text:span><text:span text:style-name="T112">couteaux de cuisine</text:span><text:span text:style-name="T20"> dans le porte-couteaux : « </text:span><text:span text:style-name="T22">Naa ! </text:span><text:span text:style-name="T20">My boss isn't worth the trouble! »</text:span></text:p>
      <text:p text:style-name="P77"><text:span text:style-name="T20"/></text:p>
      <text:p text:style-name="P77"><text:span text:style-name="T20"><text:tab/>La </text:span><text:span text:style-name="T112">bouilloire </text:span><text:span text:style-name="T20">: « There's still water in it. It's cold. »</text:span></text:p>
      <text:p text:style-name="P77"><text:span text:style-name="T20"/></text:p>
      <text:p text:style-name="P77"><text:span text:style-name="T20"><text:tab/>La </text:span><text:span text:style-name="T112">panier de </text:span><text:span text:style-name="T113">pommes</text:span><text:span text:style-name="T20"> à gauche du lait : « </text:span><text:span text:style-name="T21">A</text:span><text:span text:style-name="T20">pples are ripe, but it's coffee that I need. »</text:span></text:p>
      <text:p text:style-name="P77"><text:span text:style-name="T20"/></text:p>
      <text:p text:style-name="P77"><text:span text:style-name="T20"><text:tab/></text:span><text:span text:style-name="T21">Le </text:span><text:span text:style-name="T113">yucca</text:span><text:span text:style-name="T21"> droite du frigo : « I'll be gardening this weekend. »</text:span></text:p>
      <text:p text:style-name="P77"><text:span text:style-name="T21"/></text:p>
      <text:p text:style-name="P77"><text:span text:style-name="T21"><text:tab/>La </text:span><text:span text:style-name="T113">hotte/micro-onde </text:span><text:span text:style-name="T21">: « </text:span><text:span text:style-name="T22">It works... If I turn it on. »</text:span></text:p>
      <text:p text:style-name="P77"><text:span text:style-name="T22"/></text:p>
      <text:p text:style-name="P77"><text:span text:style-name="T22"><text:tab/></text:span><text:span text:style-name="T38">La </text:span><text:span text:style-name="T125">pizza</text:span><text:span text:style-name="T38"> dans le micro-onde : « It’s now rock hard ! »</text:span></text:p>
      <text:p text:style-name="P77"><text:span text:style-name="T21"/></text:p>
      <text:p text:style-name="P77"><text:span text:style-name="T21"><text:tab/></text:span><text:span text:style-name="T22">Les </text:span><text:span text:style-name="T114">placards en hauteur </text:span><text:span text:style-name="T22">: « In here, I store plates, glasses, bowls, etc. »</text:span></text:p>
      <text:p text:style-name="P77"><text:span text:style-name="T22"/></text:p>
      <text:p text:style-name="P77"><text:span text:style-name="T22"><text:tab/>Les </text:span><text:span text:style-name="T114">tupperwares</text:span><text:span text:style-name="T22"> à gauche de l’évier : « I know how to make them fart. I’ll take one. »</text:span></text:p>
      <text:p text:style-name="P77"><text:span text:style-name="T22"/></text:p>
      <text:p text:style-name="P77"><text:span text:style-name="T22"><text:tab/>La </text:span><text:span text:style-name="T114">planche à découper </text:span><text:span text:style-name="T22">: « Clever ! As soon as I know what to do with it. »</text:span></text:p>
      <text:p text:style-name="P77"><text:span text:style-name="T22"/></text:p>
      <text:p text:style-name="P77"><text:span text:style-name="T22"><text:tab/></text:span><text:span text:style-name="T39">La </text:span><text:span text:style-name="T126">bouteille de lait</text:span><text:span text:style-name="T39"> devant la planche à découper : « Only sour milk. »</text:span></text:p>
      <text:p text:style-name="P77"><text:span text:style-name="T22"/></text:p>
      <text:p text:style-name="P77"><text:span text:style-name="T22"><text:tab/></text:span><text:span text:style-name="T23">Le </text:span><text:span text:style-name="T115">réfrigérateur/congélateur </text:span><text:span text:style-name="T23">: « Ye</text:span><text:span text:style-name="T40">s</text:span><text:span text:style-name="T23">, way too big for my needs. »</text:span></text:p>
      <text:p text:style-name="P77"><text:span text:style-name="T23"/></text:p>
      <text:p text:style-name="P77"><text:soft-page-break/><text:span text:style-name="T23"><text:tab/></text:span><text:span text:style-name="T27">Le </text:span><text:span text:style-name="T119">beurrier</text:span><text:span text:style-name="T27"> dans le réfrigérateur : « Butter. There's a little knife in it. »</text:span></text:p>
      <text:p text:style-name="P77"><text:span text:style-name="T27"/></text:p>
      <text:p text:style-name="P77"><text:span text:style-name="T27"><text:tab/>Le </text:span><text:span text:style-name="T119">couteau à beurre </text:span><text:span text:style-name="T27">: « Ok. I’ll take that. »</text:span></text:p>
      <text:p text:style-name="P77"><text:span text:style-name="T23"/></text:p>
      <text:p text:style-name="P77"><text:span text:style-name="T23"><text:tab/></text:span><text:span text:style-name="T26">Le </text:span><text:span text:style-name="T118">machin à eau froide et glaçons</text:span><text:span text:style-name="T26"> dans la porte du réfrigérateur/congélateur : « I hate this thing and never use it. But it works. »</text:span></text:p>
      <text:p text:style-name="P77"><text:span text:style-name="T23"><text:tab/>Le </text:span><text:span text:style-name="T115">tableau</text:span><text:span text:style-name="T23"> au dessus de la chaise : « A painting entitled “Monsieur le marquis et Madame”. I bought it from a so talented French painter. »</text:span></text:p>
      <text:p text:style-name="P77"><text:span text:style-name="T23"/></text:p>
      <text:p text:style-name="P77"><text:span text:style-name="T23"><text:tab/>L</text:span><text:span text:style-name="T24">es </text:span><text:span text:style-name="T115">interrupteur</text:span><text:span text:style-name="T116">s</text:span><text:span text:style-name="T23"> : « I’m no </text:span><text:bookmark text:name="firstHeading"/><text:span text:style-name="T23">Hubert Bonisseur de </text:span><text:span text:style-name="T41">l</text:span><text:span text:style-name="T23">a Bath... »</text:span></text:p>
      <text:p text:style-name="P77"><text:span text:style-name="T23"/></text:p>
      <text:p text:style-name="P77"><text:span text:style-name="T23"><text:tab/></text:span><text:span text:style-name="T24">L’</text:span><text:span text:style-name="T116">évier</text:span><text:span text:style-name="T24"> : « It's made of aluminium and I hate that. </text:span><text:span text:style-name="T41">There are two plates in it.</text:span><text:span text:style-name="T24"> »</text:span></text:p>
      <text:p text:style-name="P77"><text:span text:style-name="T24"/></text:p>
      <text:p text:style-name="P77"><text:span text:style-name="T24"><text:tab/>L’</text:span><text:span text:style-name="T116">assiette</text:span><text:span text:style-name="T24"> dans l’évier : « It's dirty from yesterday's disgusting pizza. »</text:span></text:p>
      <text:p text:style-name="P77"><text:span text:style-name="T24"/></text:p>
      <text:p text:style-name="P77"><text:span text:style-name="T24"><text:tab/></text:span><text:span text:style-name="T25">Les </text:span><text:span text:style-name="T117">fenêtres </text:span><text:span text:style-name="T25">: « A window. It allows light to enter while maintaining a constant temperature in the apartment. »</text:span></text:p>
      <text:p text:style-name="P77"><text:span text:style-name="T25"/></text:p>
      <text:p text:style-name="P77"><text:span text:style-name="T25"><text:tab/></text:span><text:span text:style-name="T26">La </text:span><text:span text:style-name="T118">petite casserole</text:span><text:span text:style-name="T26"> sur le four : « Good. Since we must... »</text:span></text:p>
      <text:p text:style-name="P77"><text:span text:style-name="T26"/></text:p>
      <text:p text:style-name="P77"><text:span text:style-name="T26"><text:tab/></text:span><text:span text:style-name="T29">Une </text:span><text:span text:style-name="T120">cuillère en bois </text:span><text:span text:style-name="T29">: « It was my childhood dream to have one, so I'm taking it. »</text:span></text:p>
      <text:p text:style-name="P77"><text:span text:style-name="T29"/></text:p>
      <text:p text:style-name="P77"><text:span text:style-name="T29"><text:tab/></text:span><text:span text:style-name="T30">Un </text:span><text:span text:style-name="T121">verre </text:span><text:span text:style-name="T30">: « Well... Ok. »</text:span></text:p>
      <text:p text:style-name="P77"><text:span text:style-name="T29"/></text:p>
      <text:p text:style-name="P77"><text:span text:style-name="T29"><text:tab/></text:span><text:span text:style-name="T30">Un </text:span><text:span text:style-name="T121">filtre à café </text:span><text:span text:style-name="T30">: « This could be a first step. »</text:span></text:p>
      <text:p text:style-name="P77"><text:span text:style-name="T30"/></text:p>
      <text:p text:style-name="P77"><text:span text:style-name="T30"><text:tab/></text:span><text:span text:style-name="T31">Le </text:span><text:span text:style-name="T122">rouleau de scotch</text:span><text:span text:style-name="T31"> : « Could be useful. »</text:span></text:p>
      <text:p text:style-name="P77"><text:span text:style-name="T31"/></text:p>
      <text:p text:style-name="P82"><text:span text:style-name="T31"><text:tab/></text:span><text:span text:style-name="T34">La </text:span><text:span text:style-name="T123">poubelle</text:span><text:span text:style-name="T34"> sous l’évier : </text:span><text:span text:style-name="T205">Lorsque Roxena veut fouiller la poubelle mais qu’il n’est pas encore temps pour elle de le faire, alors elle dit « Yes, when I was a kid, I used to love playing in the dump. When I was a kid... ». </text:span><text:span text:style-name="T274">Quand il est enfin temps pour elle, alors elle dit </text:span><text:span text:style-name="T271">« Ok. Not much </text:span><text:span text:style-name="T273">of a </text:span><text:span text:style-name="T271">choice, </text:span><text:span text:style-name="T273">now</text:span><text:span text:style-name="T271">. Let's get </text:span><text:span text:style-name="T273">that </text:span><text:span text:style-name="T271">yesterday's coffee... »</text:span></text:p>
      <text:p text:style-name="P51"><text:span text:style-name="T178">C</text:span><text:span text:style-name="T180">e que </text:span><text:span text:style-name="T185">R</text:span><text:span text:style-name="T180">owena dira lorsque le joueur la fera combiner les bons objets ensemble.</text:span></text:p>
      <text:p text:style-name="P77"><text:span text:style-name="T28"/></text:p>
      <text:p text:style-name="P77"><text:span text:style-name="T28"/></text:p>
      <text:p text:style-name="P88"><text:span text:style-name="T43">P</text:span><text:span text:style-name="T42">remière tentative :</text:span></text:p>
      <text:p text:style-name="P77"><text:span text:style-name="T28"/></text:p>
      <text:p text:style-name="P85"><text:span text:style-name="T15"><text:tab/>Le </text:span><text:span text:style-name="T110">couteau à beurre</text:span><text:span text:style-name="T15"> et </text:span><text:span text:style-name="T204">la</text:span><text:span text:style-name="T110"> cafetière</text:span><text:span text:style-name="T15"> : « Yes, I can remove the filter holder without breaking it. »</text:span></text:p>
      <text:p text:style-name="P85"><text:span text:style-name="T15"/></text:p>
      <text:p text:style-name="P85"><text:span text:style-name="T15"><text:tab/>Le </text:span><text:span text:style-name="T110">petit torchon</text:span><text:span text:style-name="T15"> et le </text:span><text:span text:style-name="T110">porte filtre de la cafetière </text:span><text:span text:style-name="T15">: « It works, but I can't get enough coffee out of it. »</text:span></text:p>
      <text:p text:style-name="P85"><text:span text:style-name="T15"/></text:p>
      <text:p text:style-name="P86"><text:span text:style-name="T15"><text:tab/>Le </text:span><text:span text:style-name="T110">petit torchon</text:span><text:span text:style-name="T15"> et le </text:span><text:span text:style-name="T110">lait </text:span><text:span text:style-name="T15">: « It should be more absorbent now. »</text:span></text:p>
      <text:p text:style-name="P86"><text:span text:style-name="T15"/></text:p>
      <text:p text:style-name="P86"><text:span text:style-name="T15">– </text:span><text:span text:style-name="T32">Rowena lêche le torchon :</text:span><text:span text:style-name="T15"> « </text:span><text:span text:style-name="T32">Let’s taste it ! Erk ! » </text:span><text:span text:style-name="T268">Une fois fait, on ench</text:span><text:span text:style-name="T269">aî</text:span><text:span text:style-name="T268">ne sur le deuxième dialogue</text:span><text:span text:style-name="T29">.</text:span></text:p>
      <text:p text:style-name="P85"><text:span text:style-name="T29"/></text:p>
      <text:p text:style-name="P85"><text:span text:style-name="T29"/></text:p>
      <text:p text:style-name="P85"><text:span text:style-name="T15"/></text:p>
      <text:p text:style-name="P46">Deuxième tentative :</text:p>
      <text:p text:style-name="P85"><text:span text:style-name="T15"/></text:p>
      <text:p text:style-name="P87"><text:span text:style-name="T15"><text:tab/>La </text:span><text:span text:style-name="T110">cuillère en bois</text:span><text:span text:style-name="T15"> et les </text:span><text:span text:style-name="T110">grains de café</text:span><text:span text:style-name="T204"> (tous)</text:span><text:span text:style-name="T15">: « Ok. Well, that's something. »</text:span></text:p>
      <text:p text:style-name="P87"><text:span text:style-name="T15"/></text:p>
      <text:p text:style-name="P79"><text:span text:style-name="T29"><text:tab/>En rajoutant le </text:span><text:span text:style-name="T120">torchon</text:span><text:span text:style-name="T29"> dessus : « L</text:span><text:span text:style-name="T15">ooks like we have a lead here... »</text:span></text:p>
      <text:p text:style-name="P79"><text:span text:style-name="T15"/></text:p>
      <text:p text:style-name="P87"><text:span text:style-name="T15"><text:tab/>Et en finissant avec la </text:span><text:span text:style-name="T110">cuillère en bois </text:span><text:span text:style-name="T15">: « Got it ! » </text:span><text:span text:style-name="T270">Elle obtient du café moulu</text:span><text:span text:style-name="T31">.</text:span></text:p>
      <text:p text:style-name="P87"><text:span text:style-name="T15"/></text:p>
      <text:p text:style-name="P42">– « One small step for man, one giant leap for mankind. »</text:p>
      <text:p text:style-name="P87"><text:span text:style-name="T15"/></text:p>
      <text:p text:style-name="P80"><text:span text:style-name="T30"><text:tab/>La </text:span><text:span text:style-name="T121">plache à découper</text:span><text:span text:style-name="T30"> et un </text:span><text:span text:style-name="T121">filtre à café </text:span><text:span text:style-name="T30">: « Alright ! »</text:span></text:p>
      <text:p text:style-name="P80"><text:span text:style-name="T30"/></text:p>
      <text:p text:style-name="P80"><text:span text:style-name="T30"><text:tab/>Puis avec le </text:span><text:span text:style-name="T121">couteau de cuisine </text:span><text:span text:style-name="T30">: « Okay. But just this once. » </text:span><text:span text:style-name="T270">Elle obtient un morceau de filtre</text:span><text:span text:style-name="T31">.</text:span></text:p>
      <text:p text:style-name="P80"><text:span text:style-name="T31"/></text:p>
      <text:p text:style-name="P90"><text:span text:style-name="T15"><text:tab/>Le </text:span><text:span text:style-name="T110">morceau de filtre</text:span><text:span text:style-name="T15"> et le </text:span><text:span text:style-name="T110">café moulu </text:span><text:span text:style-name="T15">: « Yes. And ? »</text:span></text:p>
      <text:p text:style-name="P90"><text:span text:style-name="T15"/></text:p>
      <text:p text:style-name="P90"><text:span text:style-name="T15"><text:tab/>Le «</text:span><text:span text:style-name="T110"> patch </text:span><text:span text:style-name="T15">» et le </text:span><text:span text:style-name="T110">scotch </text:span><text:span text:style-name="T15">: « Ok, it’s now sealed. »</text:span></text:p>
      <text:p text:style-name="P90"><text:span text:style-name="T15"/></text:p>
      <text:p text:style-name="P81"><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81"><text:span text:style-name="T15"/></text:p>
      <text:p text:style-name="P91"><text:span text:style-name="T15"><text:tab/>Le </text:span><text:span text:style-name="T110">patch</text:span><text:span text:style-name="T15"> et le </text:span><text:span text:style-name="T110">robinet </text:span><text:span text:style-name="T15">: « Yeah, that should make it porous... »</text:span></text:p>
      <text:p text:style-name="P91"><text:span text:style-name="T15"/></text:p>
      <text:p text:style-name="P91"><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68">Une fois fait, on ench</text:span><text:span text:style-name="T269">aî</text:span><text:span text:style-name="T268">ne sur le </text:span><text:span text:style-name="T267">troisième</text:span><text:span text:style-name="T268"> dialogue</text:span><text:span text:style-name="T29">.</text:span></text:p>
      <text:p text:style-name="P80"><text:span text:style-name="T15"/></text:p>
      <text:p text:style-name="P87"><text:span text:style-name="T15"/></text:p>
      <text:p text:style-name="P46">Troisième tentative :</text:p>
      <text:p text:style-name="P87"><text:soft-page-break/><text:span text:style-name="T15"/></text:p>
      <text:p text:style-name="P89"><text:span text:style-name="T15"><text:tab/>Un </text:span><text:span text:style-name="T110">verre</text:span><text:span text:style-name="T15"> et le </text:span><text:span text:style-name="T110">robinet </text:span><text:span text:style-name="T15">: « Okay, but I won't drink it: I don't really like the taste. »</text:span></text:p>
      <text:p text:style-name="P89"><text:span text:style-name="T15"/></text:p>
      <text:p text:style-name="P92"><text:span text:style-name="T15"><text:tab/>Un </text:span><text:span text:style-name="T110">verre d’eau</text:span><text:span text:style-name="T15"> et la </text:span><text:span text:style-name="T110">cafetière </text:span><text:span text:style-name="T15">: « Considering that I don't have spare hours, a glass of water will suffice. »</text:span></text:p>
      <text:p text:style-name="P92"><text:span text:style-name="T15"/></text:p>
      <text:p text:style-name="P93"><text:span text:style-name="T44"><text:tab/>Le </text:span><text:span text:style-name="T130">café</text:span><text:span text:style-name="T44"> de la poubelle et la </text:span><text:span text:style-name="T130">cafetière</text:span><text:span text:style-name="T44">: </text:span><text:span text:style-name="T34">« </text:span><text:span text:style-name="T44">Don't think, don't think...</text:span><text:span text:style-name="T34"> »</text:span></text:p>
      <text:p text:style-name="P93"><text:span text:style-name="T34"/></text:p>
      <text:p text:style-name="P93"><text:span text:style-name="T34">– </text:span><text:span text:style-name="T35">Rowena allume la cafetière. Au bout de quelques instants, le café est passé.</text:span></text:p>
      <text:p text:style-name="P93"><text:span text:style-name="T35"/></text:p>
      <text:p text:style-name="P82"><text:span text:style-name="T35"><text:tab/>La </text:span><text:span text:style-name="T124">tasse rouge</text:span><text:span text:style-name="T35"> et la </text:span><text:span text:style-name="T124">cafetière</text:span><text:span text:style-name="T35"> : « By the grace of Zeus! » </text:span><text:span text:style-name="T36">Rowena boit le café et le recrache quasiment instantanément. </text:span><text:span text:style-name="T37">Elle dira alors « Ugh ! This is absolutely rancid ! » </text:span><text:span text:style-name="T272">Et on enchaîne sur la séquence animée finale.</text:span></text:p>
      <text:p text:style-name="P82"><text:span text:style-name="T35"/></text:p>
      <text:p text:style-name="P43"><text:tab/></text:p>
      <text:p text:style-name="P57">La voix intérieure (le docteur F.)</text:p>
      <text:p text:style-name="P3"/>
      <text:p text:style-name="P3"/>
      <text:p text:style-name="P15"><text:span text:style-name="T159"><text:tab/></text:span><text:span text:style-name="T164">Il faut introduire ce personnage qui va intervenir </text:span><text:span text:style-name="T184">entre chaque tentative</text:span><text:span text:style-name="T164"> dans le jeu uniquement au travers des dialogues étant un « ami » imaginaire de Rowena. Elle parle avec lui à voix haute même s’il n’est que dans sa tête à elle. Sa fonction sera de distiller </text:span><text:span text:style-name="T184">± </text:span><text:span text:style-name="T164">quelques in</text:span><text:span text:style-name="T167">dices co</text:span><text:span text:style-name="T164">ncernant le jeu </text:span><text:span text:style-name="T168">en plus de se foutre de la gueule de Rowena et de l’enfoncer</text:span><text:span text:style-name="T164">.</text:span></text:p>
      <text:p text:style-name="P15"><text:span text:style-name="T164"><text:tab/>Le docteur F. est un écho du psy que consulte Rowena. Il n’est pas forcément très efficace </text:span><text:span text:style-name="T166">sauf </text:span><text:span text:style-name="T168">en ce qui concerne</text:span><text:span text:style-name="T164"> sa faculté à lui prendre de l’argent toutes les semaines. Il se prend pour Freud, est très sarcastique, méprisant et ramène tous ses commentaires </text:span><text:span text:style-name="T165">au</text:span><text:span text:style-name="T164"> fait que Rowena est célibataire </text:span><text:span text:style-name="T166">et ne baise pas souvent</text:span><text:span text:style-name="T164">. </text:span><text:span text:style-name="T168">Dr. F.</text:span><text:span text:style-name="T164"> étant une émanation de l’imagination de Rowena, il ne fait aucun doute qu’elle même est totalement obnubilée par son célibat </text:span><text:span text:style-name="T166">et son manque de sport en chambre</text:span><text:span text:style-name="T164">.</text:span></text:p>
      <text:p text:style-name="P37"><text:tab/>Il faudra introduire le docteur F. juste après que Rowena se soit rendu compte du fait qu’elle n’a plus de café. Un « court » dialogue <text:span text:style-name="T284">à choix multiples </text:span>entre les deux s’instaurera pour les présenter. <text:span text:style-name="T283">Avec interactions du joueur et choix de réponse. La première fois, il n’y aura pas vraiment d’implications dans les choix. Ensuite, en fonction des réponses données par le joueur, Rowena obtiendra plus ou moins d’indice</text:span><text:span text:style-name="T292">s</text:span><text:span text:style-name="T283"> (de toute manière, ça ne sera </text:span><text:span text:style-name="T292">vraiment </text:span><text:span text:style-name="T283">jamais miraculeux).</text:span></text:p>
      <text:p text:style-name="P37"/>
      <text:p text:style-name="P52"><text:span text:style-name="T133">D</text:span><text:span text:style-name="T58">ialogue à choix multiples</text:span><text:span text:style-name="T192"> :</text:span></text:p>
      <text:p text:style-name="P38">Voir <text:span text:style-name="T97">les trois fichiers .dia</text:span></text:p>
      <text:p text:style-name="P60"><text:span text:style-name="T262"/></text:p>
      <text:p text:style-name="P60"/>
      <text:p text:style-name="P58">L’interface</text:p>
      <text:p text:style-name="P4"/>
      <text:p text:style-name="P4"/>
      <text:p text:style-name="P66">Les dialogues :</text:p>
      <text:p text:style-name="P16"><text:span text:style-name="T201"/></text:p>
      <text:p text:style-name="P16"><text:span text:style-name="T207"><text:tab/></text:span><text:span text:style-name="T208">En fonction des besoins mais pour le moment quand j’écris, </text:span><text:span text:style-name="T93">tout l’écran sera destiné à afficher les dialogues en surimpression</text:span><text:span text:style-name="T208">. Il faudra probablement mettre un fond qui assombrira temporairement l’image derrière afin de rendre le texte définitivement lisible.</text:span></text:p>
      <text:p text:style-name="P16"><text:span text:style-name="T208"><text:tab/></text:span><text:span text:style-name="T93">Le texte s’affiche caractère après caractère</text:span><text:span text:style-name="T208"> (voir la « démo ») </text:span><text:span text:style-name="T215">en </text:span><text:span text:style-name="T99">émettant un petit son à chaque caractère</text:span><text:span text:style-name="T215"> (sauf les espaces)</text:span><text:span text:style-name="T208">.</text:span></text:p>
      <text:p text:style-name="P16"><text:span text:style-name="T208"><text:tab/>Lorsque </text:span><text:span text:style-name="T93">le texte sera trop long</text:span><text:span text:style-name="T208"> pour la taille de la zone réservée (si cela arrive), alors on utilisera un petit symbole en bas à droite de la zone avec « </text:span><text:span text:style-name="T109">…</text:span><text:span text:style-name="T206"> »</text:span><text:span text:style-name="T208"> qui clignote </text:span><text:span text:style-name="T93">invitant le joueur à cliquer pour afficher la suite du texte</text:span><text:span text:style-name="T208"> soit en faisant de la place en faisant remonter le texte d’un</text:span><text:span text:style-name="T209">e</text:span><text:span text:style-name="T208"> ligne pendant que le reste du texte s’affiche.</text:span></text:p>
      <text:p text:style-name="P16"><text:span text:style-name="T208"><text:tab/></text:span><text:span text:style-name="T96">Chaque personnage aura une couleur de texte</text:span><text:span text:style-name="T210">, ce qui évitera d’avoir à noter son nom ou de mettre un portrait (avec la très faible résolution du jeu, il faut économiser l’espace). </text:span><text:span text:style-name="T215">On peut supposer que ce sera </text:span><text:span text:style-name="T99">« bleu » pour Dr. F. et « rose » pour Rowena</text:span><text:span text:style-name="T215">.</text:span></text:p>
      <text:p text:style-name="P16"><text:span text:style-name="T202"/></text:p>
      <text:p text:style-name="P16"><text:span text:style-name="T202"/></text:p>
      <text:p text:style-name="P66">La souris :</text:p>
      <text:p text:style-name="P20"><text:span text:style-name="T201"/></text:p>
      <text:p text:style-name="P20"><text:span text:style-name="T207"><text:tab/></text:span><text:span text:style-name="T219">On </text:span><text:span text:style-name="T142">quitte le jeu en cliquant sur la fenêtre de droite</text:span><text:span text:style-name="T219"> (comme vu précédemment) avec le curseur «</text:span><text:span text:style-name="T143"> Quit </text:span><text:span text:style-name="T219">».</text:span></text:p>
      <text:p text:style-name="P20"><text:span text:style-name="T207"><text:tab/></text:span><text:span text:style-name="T211">L’action par défaut est le </text:span><text:span text:style-name="T94">clique gauche</text:span><text:span text:style-name="T211">.</text:span></text:p>
      <text:p text:style-name="P22"><text:span text:style-name="T207"><text:tab/></text:span><text:span text:style-name="T210">L</text:span><text:span text:style-name="T207">e curseur </text:span><text:span text:style-name="T210">par défaut </text:span><text:span text:style-name="T207">est </text:span><text:span text:style-name="T91">la </text:span><text:span text:style-name="T98">croix</text:span><text:span text:style-name="T207">.</text:span></text:p>
      <text:p text:style-name="P22"><text:span text:style-name="T207"><text:tab/></text:span><text:span text:style-name="T214">On obtient une info sur ce qui est désigné avec un </text:span><text:span text:style-name="T98">clique droit</text:span><text:span text:style-name="T214">.</text:span></text:p>
      <text:p text:style-name="P22"><text:span text:style-name="T207"><text:tab/>Si le curseur est posé sur un objet dont on peut obtenir une information </text:span><text:span text:style-name="T214">ou interagir avec, </text:span><text:span text:style-name="T207">alors le curseur </text:span><text:span text:style-name="T98">changera de couleur</text:span><text:span text:style-name="T207">.</text:span></text:p>
      <text:p text:style-name="P20"><text:span text:style-name="T211"><text:tab/>Si </text:span><text:span text:style-name="T94">plusieurs actions sont possibles</text:span><text:span text:style-name="T211"> (regarder, <text:s/>attraper, </text:span><text:span text:style-name="T214">etc.</text:span><text:span text:style-name="T211">), alors </text:span><text:span text:style-name="T214">on fera </text:span><text:span text:style-name="T98">défiler les options d’action avec la molette de la souris</text:span><text:span text:style-name="T211">.</text:span></text:p>
      <text:p text:style-name="P20"><text:span text:style-name="T211"><text:tab/></text:span><text:span text:style-name="T219">On règle le volume sonore </text:span><text:span text:style-name="T220">général sur le BUS Master sur</text:span><text:span text:style-name="T219"> le poste de radio </text:span><text:span text:style-name="T220">de la cuisine </text:span><text:span text:style-name="T219">(par défaut, le son (et le curseur) sera sur </text:span><text:span text:style-name="T142">Sound_Up</text:span><text:span text:style-name="T219"> – maximum – et on aura comme autres choix </text:span><text:span text:style-name="T142">Sound_Down</text:span><text:span text:style-name="T219"> </text:span><text:span text:style-name="T220">(-8 DB) </text:span><text:span text:style-name="T219">et </text:span><text:span text:style-name="T142">No_Sound</text:span><text:span text:style-name="T219"> </text:span><text:span text:style-name="T220">(-80 DB). </text:span><text:span text:style-name="T282">Ou alors on fait varier le volume par tranche à chaque fois qu’on clique (0, -2, -4, -8, -16, -40 et -80) et dans ce cas, le point de départ sera Sound_Down (-8 DB).</text:span></text:p>
      <text:p text:style-name="P21"><text:span text:style-name="T203"/></text:p>
      <text:p text:style-name="P21"><text:span text:style-name="T203"/></text:p>
      <text:p text:style-name="P68">L’inventaire :</text:p>
      <text:p text:style-name="P23"><text:span text:style-name="T201"/></text:p>
      <text:p text:style-name="P23"><text:span text:style-name="T207"><text:tab/></text:span><text:span text:style-name="T212">Il prendra (probablement) </text:span><text:span text:style-name="T95">la forme de la zone de dialogue</text:span><text:span text:style-name="T212">.</text:span></text:p>
      <text:p text:style-name="P23"><text:span text:style-name="T207"><text:tab/>Il sera assez succinct puisque </text:span><text:span text:style-name="T91">Rowena ne peut transporter que 2 objets</text:span><text:span text:style-name="T207"> (à moins qu’ils ne soient petits et </text:span><text:span text:style-name="T216">ou</text:span><text:span text:style-name="T207"> que plusieurs </text:span><text:span text:style-name="T212">puissent être réunis en 1 objet dans une main comme par exemple des grains de café).</text:span></text:p>
      <text:p text:style-name="P23"><text:span text:style-name="T212"><text:tab/></text:span><text:span text:style-name="T216">On portera ainsi l’inventaire à </text:span><text:span text:style-name="T100">4 objets s’ils sont petits</text:span><text:span text:style-name="T216">.</text:span></text:p>
      <text:p text:style-name="P24"><text:span text:style-name="T212"><text:tab/>Il sera possible de </text:span><text:span text:style-name="T95">regarder les objets</text:span><text:span text:style-name="T212"> (curseur </text:span><text:span text:style-name="T95">œil</text:span><text:span text:style-name="T212">).</text:span></text:p>
      <text:p text:style-name="P24"><text:span text:style-name="T212"><text:tab/>On pourra </text:span><text:span text:style-name="T95">combiner </text:span><text:span text:style-name="T212">les objets </text:span><text:span text:style-name="T221">(dans l’inventaire)</text:span><text:span text:style-name="T212">.</text:span></text:p>
      <text:p text:style-name="P26"><text:soft-page-break/><text:span text:style-name="T212"><text:tab/>Il sera possible de «</text:span><text:span text:style-name="T95"> jeter </text:span><text:span text:style-name="T212">» un objet (curseur </text:span><text:span text:style-name="T95">poubelle</text:span><text:span text:style-name="T212"> (?) à condition qu’il ne soit pas unique ou à considérer que </text:span><text:span text:style-name="T213">cela</text:span><text:span text:style-name="T212"> signifie ranger, remettre à sa place, etc. sans que le personnage n’ait à le faire, ce qui serait chiant, </text:span><text:span text:style-name="T213">il faut le reconnaître</text:span><text:span text:style-name="T212">).</text:span></text:p>
      <text:p text:style-name="P26"><text:span text:style-name="T212"><text:tab/></text:span><text:span text:style-name="T100">Les objets composant l’inventaire se trouverons sous forme de texte</text:span><text:span text:style-name="T216"> car la résolution du jeu est trop basse pour des images lisibles (sans compter qu’il faudrait avoir aussi le shader Kuwahara dessus).</text:span></text:p>
      <text:p text:style-name="P63"><text:tab/></text:p>
      <text:p text:style-name="P94"><text:span text:style-name="T299"><text:tab/></text:span><text:span text:style-name="T101">Interactions avec les éléments de l’inventaire </text:span><text:span text:style-name="T263">:</text:span></text:p>
      <text:p text:style-name="P94"><text:span text:style-name="T263"><text:tab/></text:span><text:span text:style-name="T217">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21">(avec le curseur Cross_Active)</text:span><text:span text:style-name="T217">. S’il doit se passer quelque chose, alors on n’aura plus qu’un nouvel objet dans l’inventaire à la place des deux précédents (sauf éventuelle indication contraire) et tout reprendra une couleur par défaut (et la forme concernant le curseur). </text:span><text:span text:style-name="T221">Si l’action est impossible/inutile, on aura un commentaire de Rowena.</text:span></text:p>
      <text:p text:style-name="P94"><text:span text:style-name="T217"><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18">en fonction de ce qui est prévu… </text:span></text:p>
      <text:p text:style-name="P94"><text:span text:style-name="T217"><text:tab/></text:span><text:span text:style-name="T280">Version alternative </text:span><text:span text:style-name="T281">(qui a ma préférence malgré le risque de fermer la fenêtre à chaque instant)</text:span><text:span text:style-name="T280"> : Pour sortir de l’inventaire, il suffit de </text:span><text:span text:style-name="T281">déplacer</text:span><text:span text:style-name="T280"> le curseur à l’extérieur de la fenêtre d’inventaire.</text:span></text:p>
      <text:p text:style-name="P61"><text:span text:style-name="T264"/></text:p>
      <text:p text:style-name="P62"><text:span text:style-name="T264"><text:tab/></text:span><text:span text:style-name="T101">Interactions avec les éléments d</text:span><text:span text:style-name="T102">ans les tiroirs</text:span><text:span text:style-name="T101"> </text:span><text:span text:style-name="T298">:</text:span></text:p>
      <text:p text:style-name="P62"><text:span text:style-name="T298"><text:tab/></text:span><text:span text:style-name="T265">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59">Notes de trucs importants que je ne sais pas où mettre.</text:p>
      <text:p text:style-name="P6"/>
      <text:p text:style-name="P6"/>
      <text:p text:style-name="P67"><text:span text:style-name="T297">Les </text:span><text:span text:style-name="T296">animations </text:span><text:span text:style-name="T297">:</text:span></text:p>
      <text:p text:style-name="P70"><text:span text:style-name="T233"><text:tab/></text:span><text:span text:style-name="T56">Il faudra prendre garde à ce que Rowena soit devant le plan de travail de la cuisine</text:span><text:span text:style-name="T232"> (pas à droite de l’écran ni à gauche) </text:span><text:span text:style-name="T56">pour jouer les animations liées à ce qu’elle fait quand elle tourne le dos</text:span><text:span text:style-name="T232"> car ces animations supposent qu’elle </text:span><text:span text:style-name="T235">fasse</text:span><text:span text:style-name="T232"> des trucs sur le comptoir </text:span><text:span text:style-name="T234">(plus ou moins)</text:span><text:span text:style-name="T232">.</text:span></text:p>
      <text:p text:style-name="P70"><text:span text:style-name="T232"/></text:p>
      <text:p text:style-name="P70"><text:span text:style-name="T232"/></text:p>
      <text:p text:style-name="P69"><text:span text:style-name="T296">L</text:span>es trucs à régler :</text:p>
      <text:p text:style-name="P64"><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9T12:30:20.573000000</dc:date>
    <meta:editing-duration>P1DT4H4M11S</meta:editing-duration>
    <meta:editing-cycles>121</meta:editing-cycles>
    <meta:generator>LibreOffice/24.2.3.2$Windows_X86_64 LibreOffice_project/433d9c2ded56988e8a90e6b2e771ee4e6a5ab2ba</meta:generator>
    <meta:document-statistic meta:table-count="0" meta:image-count="0" meta:object-count="0" meta:page-count="15" meta:paragraph-count="190" meta:word-count="4482" meta:character-count="23962" meta:non-whitespace-character-count="19505"/>
  </office:meta>
</office:document-meta>
</file>